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table:align="left"/>
    </style:style>
    <style:style style:name="Table4.A" style:family="table-column">
      <style:table-column-properties style:column-width="6.055cm" style:rel-column-width="3433*"/>
    </style:style>
    <style:style style:name="Table4.B" style:family="table-column">
      <style:table-column-properties style:column-width="5.345cm" style:rel-column-width="3030*"/>
    </style:style>
    <style:style style:name="Table4.C" style:family="table-column">
      <style:table-column-properties style:column-width="5.599cm" style:rel-column-width="3174*"/>
    </style:style>
    <style:style style:name="Table4.A1" style:family="table-cell">
      <style:table-cell-properties fo:padding="0.302cm" fo:border-left="1.7pt solid #808080" fo:border-right="none" fo:border-top="1.7pt solid #808080" fo:border-bottom="0.05pt solid #808080"/>
    </style:style>
    <style:style style:name="Table4.B1" style:family="table-cell">
      <style:table-cell-properties fo:padding="0.302cm" fo:border-left="0.05pt solid #808080" fo:border-right="none" fo:border-top="1.7pt solid #808080" fo:border-bottom="0.05pt solid #808080"/>
    </style:style>
    <style:style style:name="Table4.C1" style:family="table-cell">
      <style:table-cell-properties fo:padding="0.302cm" fo:border-left="0.05pt solid #808080" fo:border-right="1.7pt solid #808080" fo:border-top="1.7pt solid #808080" fo:border-bottom="0.05pt solid #808080"/>
    </style:style>
    <style:style style:name="Table4.A2" style:family="table-cell">
      <style:table-cell-properties fo:padding="0.302cm" fo:border-left="1.7pt solid #808080" fo:border-right="none" fo:border-top="none" fo:border-bottom="0.05pt solid #808080"/>
    </style:style>
    <style:style style:name="Table4.B2" style:family="table-cell">
      <style:table-cell-properties fo:padding="0.302cm" fo:border-left="0.05pt solid #808080" fo:border-right="none" fo:border-top="none" fo:border-bottom="0.05pt solid #808080"/>
    </style:style>
    <style:style style:name="Table4.C2" style:family="table-cell">
      <style:table-cell-properties fo:padding="0.302cm" fo:border-left="0.05pt solid #808080" fo:border-right="1.7pt solid #808080" fo:border-top="none" fo:border-bottom="0.05pt solid #808080"/>
    </style:style>
    <style:style style:name="Table4.A6" style:family="table-cell">
      <style:table-cell-properties fo:padding="0.302cm" fo:border-left="1.7pt solid #808080" fo:border-right="none" fo:border-top="none" fo:border-bottom="1.7pt solid #808080"/>
    </style:style>
    <style:style style:name="Table4.B6" style:family="table-cell">
      <style:table-cell-properties fo:padding="0.302cm" fo:border-left="0.05pt solid #808080" fo:border-right="none" fo:border-top="none" fo:border-bottom="1.7pt solid #808080"/>
    </style:style>
    <style:style style:name="Table4.C6" style:family="table-cell">
      <style:table-cell-properties fo:padding="0.302cm" fo:border-left="0.05pt solid #808080" fo:border-right="1.7pt solid #808080" fo:border-top="none" fo:border-bottom="1.7pt solid #808080"/>
    </style:style>
    <style:style style:name="Table5" style:family="table">
      <style:table-properties style:width="17cm" style:rel-width="100%" table:align="left"/>
    </style:style>
    <style:style style:name="Table5.A" style:family="table-column">
      <style:table-column-properties style:column-width="6.666cm" style:rel-column-width="25697*"/>
    </style:style>
    <style:style style:name="Table5.B" style:family="table-column">
      <style:table-column-properties style:column-width="5.112cm" style:rel-column-width="19703*"/>
    </style:style>
    <style:style style:name="Table5.C" style:family="table-column">
      <style:table-column-properties style:column-width="5.223cm" style:rel-column-width="20134*"/>
    </style:style>
    <style:style style:name="Table5.A1" style:family="table-cell">
      <style:table-cell-properties fo:padding="0.302cm" fo:border-left="1.7pt solid #808080" fo:border-right="none" fo:border-top="1.7pt solid #808080" fo:border-bottom="0.05pt solid #808080"/>
    </style:style>
    <style:style style:name="Table5.B1" style:family="table-cell">
      <style:table-cell-properties fo:padding="0.302cm" fo:border-left="0.05pt solid #808080" fo:border-right="none" fo:border-top="1.7pt solid #808080" fo:border-bottom="0.05pt solid #808080"/>
    </style:style>
    <style:style style:name="Table5.C1" style:family="table-cell">
      <style:table-cell-properties fo:padding="0.302cm" fo:border-left="0.05pt solid #808080" fo:border-right="1.7pt solid #808080" fo:border-top="1.7pt solid #808080" fo:border-bottom="0.05pt solid #808080"/>
    </style:style>
    <style:style style:name="Table5.2" style:family="table-row">
      <style:table-row-properties style:min-row-height="1.042cm"/>
    </style:style>
    <style:style style:name="Table5.A2" style:family="table-cell">
      <style:table-cell-properties fo:padding="0.302cm" fo:border-left="1.7pt solid #808080" fo:border-right="none" fo:border-top="none" fo:border-bottom="0.05pt solid #808080"/>
    </style:style>
    <style:style style:name="Table5.B2" style:family="table-cell">
      <style:table-cell-properties fo:padding="0.302cm" fo:border-left="0.05pt solid #808080" fo:border-right="none" fo:border-top="none" fo:border-bottom="0.05pt solid #808080"/>
    </style:style>
    <style:style style:name="Table5.C2" style:family="table-cell">
      <style:table-cell-properties fo:padding="0.302cm" fo:border-left="0.05pt solid #808080" fo:border-right="1.7pt solid #808080" fo:border-top="none" fo:border-bottom="0.05pt solid #808080"/>
    </style:style>
    <style:style style:name="Table5.A4" style:family="table-cell">
      <style:table-cell-properties fo:padding="0.302cm" fo:border-left="1.7pt solid #808080" fo:border-right="none" fo:border-top="none" fo:border-bottom="1.7pt solid #808080"/>
    </style:style>
    <style:style style:name="Table5.B4" style:family="table-cell">
      <style:table-cell-properties fo:padding="0.302cm" fo:border-left="0.05pt solid #808080" fo:border-right="none" fo:border-top="none" fo:border-bottom="1.7pt solid #808080"/>
    </style:style>
    <style:style style:name="Table5.C4" style:family="table-cell">
      <style:table-cell-properties fo:padding="0.302cm" fo:border-left="0.05pt solid #808080" fo:border-right="1.7pt solid #808080" fo:border-top="none" fo:border-bottom="1.7pt solid #808080"/>
    </style:style>
    <style:style style:name="Table1" style:family="table">
      <style:table-properties style:width="17cm" table:align="left"/>
    </style:style>
    <style:style style:name="Table1.A" style:family="table-column">
      <style:table-column-properties style:column-width="2.76cm"/>
    </style:style>
    <style:style style:name="Table1.B" style:family="table-column">
      <style:table-column-properties style:column-width="14.24cm"/>
    </style:style>
    <style:style style:name="Table1.A1" style:family="table-cell">
      <style:table-cell-properties fo:padding="0.122cm" fo:border="none"/>
    </style:style>
    <style:style style:name="Table2" style:family="table">
      <style:table-properties style:width="11.337cm" table:align="left"/>
    </style:style>
    <style:style style:name="Table2.A" style:family="table-column">
      <style:table-column-properties style:column-width="1.132cm"/>
    </style:style>
    <style:style style:name="Table2.B" style:family="table-column">
      <style:table-column-properties style:column-width="10.204cm"/>
    </style:style>
    <style:style style:name="Table2.A1" style:family="table-cell">
      <style:table-cell-properties fo:padding="0.122cm" fo:border="none"/>
    </style:style>
    <style:style style:name="Table3" style:family="table">
      <style:table-properties style:width="12.123cm" table:align="left"/>
    </style:style>
    <style:style style:name="Table3.A" style:family="table-column">
      <style:table-column-properties style:column-width="3.184cm"/>
    </style:style>
    <style:style style:name="Table3.B" style:family="table-column">
      <style:table-column-properties style:column-width="8.939cm"/>
    </style:style>
    <style:style style:name="Table3.A1" style:family="table-cell">
      <style:table-cell-properties fo:padding="0.122cm" fo:border="none"/>
    </style:style>
    <style:style style:name="P1" style:family="paragraph" style:parent-style-name="Standard">
      <style:text-properties officeooo:rsid="0007e99a" officeooo:paragraph-rsid="0007e99a"/>
    </style:style>
    <style:style style:name="P2" style:family="paragraph" style:parent-style-name="Standard">
      <style:text-properties fo:font-size="12pt" fo:font-weight="normal" officeooo:rsid="000ca785" officeooo:paragraph-rsid="000ca785" style:font-size-asian="12pt" style:font-weight-asian="normal" style:font-size-complex="12pt" style:font-weight-complex="normal"/>
    </style:style>
    <style:style style:name="P3" style:family="paragraph" style:parent-style-name="Standard">
      <style:text-properties fo:font-size="12pt" fo:font-weight="normal" officeooo:rsid="000d7673" officeooo:paragraph-rsid="000d7673" style:font-size-asian="12pt" style:font-weight-asian="normal" style:font-size-complex="12pt" style:font-weight-complex="normal"/>
    </style:style>
    <style:style style:name="P4" style:family="paragraph" style:parent-style-name="Standard">
      <style:text-properties style:font-name="Times newroman" fo:font-size="14pt" style:text-underline-style="solid" style:text-underline-width="auto" style:text-underline-color="font-color" officeooo:rsid="0007e99a" officeooo:paragraph-rsid="0007e99a" style:font-size-asian="14pt" style:font-size-complex="14pt"/>
    </style:style>
    <style:style style:name="P5" style:family="paragraph" style:parent-style-name="Standard">
      <style:text-properties style:font-name="Times newroman" fo:font-size="14pt" style:text-underline-style="solid" style:text-underline-width="auto" style:text-underline-color="font-color" officeooo:rsid="0009c2b5" officeooo:paragraph-rsid="0009c2b5" style:font-size-asian="14pt" style:font-size-complex="14pt"/>
    </style:style>
    <style:style style:name="P6" style:family="paragraph" style:parent-style-name="Standard">
      <style:text-properties style:font-name="Times newroman" fo:font-size="14pt" style:text-underline-style="solid" style:text-underline-width="auto" style:text-underline-color="font-color" officeooo:rsid="000b947d" officeooo:paragraph-rsid="000b947d" style:font-size-asian="14pt" style:font-size-complex="14pt"/>
    </style:style>
    <style:style style:name="P7" style:family="paragraph" style:parent-style-name="Standard">
      <style:text-properties style:font-name="Times newroman" fo:font-size="14pt" style:text-underline-style="solid" style:text-underline-width="auto" style:text-underline-color="font-color" fo:font-weight="normal" officeooo:rsid="000ca785" officeooo:paragraph-rsid="000ca785" style:font-size-asian="14pt" style:font-weight-asian="normal" style:font-size-complex="14pt" style:font-weight-complex="normal"/>
    </style:style>
    <style:style style:name="P8" style:family="paragraph" style:parent-style-name="Standard">
      <style:text-properties style:font-name="Times newroman" fo:font-size="14pt" style:text-underline-style="solid" style:text-underline-width="auto" style:text-underline-color="font-color" fo:font-weight="normal" officeooo:rsid="000e6040" officeooo:paragraph-rsid="000e6040" style:font-size-asian="14pt" style:font-weight-asian="normal" style:font-size-complex="14pt" style:font-weight-complex="normal"/>
    </style:style>
    <style:style style:name="P9" style:family="paragraph" style:parent-style-name="Standard">
      <style:text-properties style:font-name="Times newroman" fo:font-size="14pt" style:text-underline-style="solid" style:text-underline-width="auto" style:text-underline-color="font-color" fo:font-weight="normal" officeooo:rsid="000d2f83" officeooo:paragraph-rsid="000d2f83" style:font-size-asian="14pt" style:font-weight-asian="normal" style:font-size-complex="14pt" style:font-weight-complex="normal"/>
    </style:style>
    <style:style style:name="P10" style:family="paragraph" style:parent-style-name="Standard">
      <style:text-properties style:font-name="Times newroman" fo:font-size="14pt" officeooo:rsid="0007e99a" officeooo:paragraph-rsid="0007e99a" style:font-size-asian="14pt" style:font-size-complex="14pt"/>
    </style:style>
    <style:style style:name="P11" style:family="paragraph" style:parent-style-name="Standard">
      <style:text-properties style:font-name="Times newroman" fo:font-size="14pt" fo:font-weight="normal" officeooo:rsid="000d7673" officeooo:paragraph-rsid="000d7673" style:font-size-asian="14pt" style:font-weight-asian="normal" style:font-size-complex="14pt" style:font-weight-complex="normal"/>
    </style:style>
    <style:style style:name="P12" style:family="paragraph" style:parent-style-name="Standard">
      <style:text-properties style:font-name="Times newroman" fo:font-size="14pt" fo:font-weight="normal" officeooo:rsid="000d7673" officeooo:paragraph-rsid="000e54fa" style:font-size-asian="14pt" style:font-weight-asian="normal" style:font-size-complex="14pt" style:font-weight-complex="normal"/>
    </style:style>
    <style:style style:name="P13" style:family="paragraph" style:parent-style-name="Standard">
      <style:text-properties style:font-name="Times newroman" fo:font-size="14pt" fo:font-weight="normal" officeooo:rsid="0007e99a" officeooo:paragraph-rsid="0007e99a" style:font-size-asian="14pt" style:font-weight-asian="normal" style:font-size-complex="14pt" style:font-weight-complex="normal"/>
    </style:style>
    <style:style style:name="P14" style:family="paragraph" style:parent-style-name="Standard">
      <style:text-properties style:font-name="Times newroman" fo:font-size="14pt" fo:font-weight="normal" officeooo:rsid="000ca785" officeooo:paragraph-rsid="000ca785" style:font-size-asian="14pt" style:font-weight-asian="normal" style:font-size-complex="14pt" style:font-weight-complex="normal"/>
    </style:style>
    <style:style style:name="P15" style:family="paragraph" style:parent-style-name="Standard">
      <style:text-properties style:font-name="Times newroman" fo:font-size="14pt" fo:font-weight="normal" officeooo:rsid="000ca785" officeooo:paragraph-rsid="000e6040" style:font-size-asian="14pt" style:font-weight-asian="normal" style:font-size-complex="14pt" style:font-weight-complex="normal"/>
    </style:style>
    <style:style style:name="P16" style:family="paragraph" style:parent-style-name="Standard">
      <style:text-properties style:font-name="Times newroman" fo:font-size="14pt" fo:font-weight="normal" officeooo:rsid="000d2f83" officeooo:paragraph-rsid="000d2f83" style:font-size-asian="14pt" style:font-weight-asian="normal" style:font-size-complex="14pt" style:font-weight-complex="normal"/>
    </style:style>
    <style:style style:name="P17" style:family="paragraph" style:parent-style-name="Standard">
      <style:text-properties style:font-name="Times newroman" fo:font-size="14pt" fo:font-weight="normal" officeooo:rsid="0012f487" officeooo:paragraph-rsid="0012f487" style:font-size-asian="14pt" style:font-weight-asian="normal" style:font-size-complex="14pt" style:font-weight-complex="normal"/>
    </style:style>
    <style:style style:name="P18" style:family="paragraph" style:parent-style-name="Text_20_body">
      <style:text-properties officeooo:rsid="0007e99a" officeooo:paragraph-rsid="0007e99a"/>
    </style:style>
    <style:style style:name="P19" style:family="paragraph" style:parent-style-name="Text_20_body">
      <style:text-properties fo:font-size="12pt" fo:font-weight="normal" officeooo:rsid="000d7673" officeooo:paragraph-rsid="000d7673" style:font-size-asian="12pt" style:font-weight-asian="normal" style:font-size-complex="12pt" style:font-weight-complex="normal"/>
    </style:style>
    <style:style style:name="P20" style:family="paragraph" style:parent-style-name="Text_20_body">
      <style:text-properties style:font-name="Times newroman"/>
    </style:style>
    <style:style style:name="P21" style:family="paragraph" style:parent-style-name="Text_20_body">
      <style:text-properties style:font-name="Times newroman" fo:font-size="14pt" fo:font-weight="normal" officeooo:rsid="000d7673" officeooo:paragraph-rsid="000d7673" style:font-size-asian="14pt" style:font-weight-asian="normal" style:font-size-complex="14pt" style:font-weight-complex="normal"/>
    </style:style>
    <style:style style:name="P22" style:family="paragraph" style:parent-style-name="Text_20_body">
      <style:text-properties style:font-name="Times newroman" fo:font-size="14pt" fo:font-weight="normal" officeooo:rsid="000d7673" officeooo:paragraph-rsid="000e54fa" style:font-size-asian="14pt" style:font-weight-asian="normal" style:font-size-complex="14pt" style:font-weight-complex="normal"/>
    </style:style>
    <style:style style:name="P23" style:family="paragraph" style:parent-style-name="Text_20_body">
      <style:text-properties style:font-name="Times newroman" fo:font-size="14pt" fo:font-weight="normal" officeooo:rsid="000e6040" officeooo:paragraph-rsid="000e6040" style:font-size-asian="14pt" style:font-weight-asian="normal" style:font-size-complex="14pt" style:font-weight-complex="normal"/>
    </style:style>
    <style:style style:name="P24" style:family="paragraph" style:parent-style-name="Text_20_body">
      <style:text-properties style:font-name="Times newroman" fo:font-size="14pt" style:font-size-asian="14pt" style:font-size-complex="14pt"/>
    </style:style>
    <style:style style:name="P25" style:family="paragraph" style:parent-style-name="Text_20_body">
      <style:text-properties style:font-name="Times newroman" fo:font-size="14pt" officeooo:paragraph-rsid="000e54fa" style:font-size-asian="14pt" style:font-size-complex="14pt"/>
    </style:style>
    <style:style style:name="P26" style:family="paragraph" style:parent-style-name="Text_20_body">
      <style:text-properties style:font-name="Times newroman" fo:font-size="14pt" officeooo:rsid="0007e99a" officeooo:paragraph-rsid="0007e99a" style:font-size-asian="14pt" style:font-size-complex="14pt"/>
    </style:style>
    <style:style style:name="P27" style:family="paragraph" style:parent-style-name="Text_20_body">
      <style:text-properties style:font-name="Times newroman" fo:font-size="14pt" officeooo:rsid="000e54fa" officeooo:paragraph-rsid="000e54fa" style:font-size-asian="14pt" style:font-size-complex="14pt"/>
    </style:style>
    <style:style style:name="P28" style:family="paragraph" style:parent-style-name="Text_20_body">
      <style:text-properties style:font-name="Times newroman" fo:font-size="14pt" style:text-underline-style="solid" style:text-underline-width="auto" style:text-underline-color="font-color" fo:font-weight="normal" officeooo:rsid="000e6040" officeooo:paragraph-rsid="000e6040" style:font-size-asian="14pt" style:font-weight-asian="normal" style:font-size-complex="14pt" style:font-weight-complex="normal"/>
    </style:style>
    <style:style style:name="P29" style:family="paragraph" style:parent-style-name="Table_20_Contents">
      <style:paragraph-properties fo:margin-top="0cm" fo:margin-bottom="0.499cm" style:contextual-spacing="false" fo:text-align="start" style:justify-single-word="false"/>
      <style:text-properties officeooo:paragraph-rsid="000e54fa"/>
    </style:style>
    <style:style style:name="P30" style:family="paragraph" style:parent-style-name="Table_20_Contents">
      <style:paragraph-properties fo:margin-top="0cm" fo:margin-bottom="0.499cm" style:contextual-spacing="false"/>
      <style:text-properties officeooo:paragraph-rsid="0010f1fa"/>
    </style:style>
    <style:style style:name="P31" style:family="paragraph" style:parent-style-name="Table_20_Contents">
      <style:paragraph-properties fo:margin-top="0cm" fo:margin-bottom="0.499cm" style:contextual-spacing="false" fo:text-align="start" style:justify-single-word="false"/>
      <style:text-properties style:font-name="Times newroman" fo:font-size="14pt" officeooo:paragraph-rsid="000e54fa" style:font-size-asian="14pt" style:font-size-complex="14pt"/>
    </style:style>
    <style:style style:name="P32" style:family="paragraph" style:parent-style-name="Table_20_Contents">
      <style:paragraph-properties fo:margin-top="0cm" fo:margin-bottom="0.499cm" style:contextual-spacing="false"/>
      <style:text-properties style:font-name="Times newroman" fo:font-size="14pt" officeooo:rsid="0007e99a" officeooo:paragraph-rsid="0010f1fa" style:font-size-asian="14pt" style:font-size-complex="14pt"/>
    </style:style>
    <style:style style:name="P33" style:family="paragraph" style:parent-style-name="Table_20_Contents">
      <style:paragraph-properties fo:margin-top="0cm" fo:margin-bottom="0.499cm" style:contextual-spacing="false" fo:text-align="start" style:justify-single-word="false"/>
      <style:text-properties style:font-name="Times newroman" officeooo:paragraph-rsid="000e54fa"/>
    </style:style>
    <style:style style:name="P34" style:family="paragraph" style:parent-style-name="Table_20_Contents">
      <style:paragraph-properties fo:margin-top="0cm" fo:margin-bottom="0.499cm" style:contextual-spacing="false"/>
      <style:text-properties style:font-name="Times newroman" officeooo:paragraph-rsid="0010f1fa"/>
    </style:style>
    <style:style style:name="P35" style:family="paragraph" style:parent-style-name="Table_20_Contents">
      <style:paragraph-properties fo:margin-top="0cm" fo:margin-bottom="0.499cm" style:contextual-spacing="false"/>
      <style:text-properties officeooo:paragraph-rsid="00149ddc"/>
    </style:style>
    <style:style style:name="P36" style:family="paragraph" style:parent-style-name="Text_20_body">
      <style:paragraph-properties fo:margin-top="0cm" fo:margin-bottom="0.499cm" style:contextual-spacing="false"/>
      <style:text-properties style:font-name="Times newroman" fo:font-size="14pt" officeooo:rsid="0007e99a" officeooo:paragraph-rsid="0010f1fa" style:font-size-asian="14pt" style:font-size-complex="14pt"/>
    </style:style>
    <style:style style:name="P37" style:family="paragraph" style:parent-style-name="Table_20_Heading">
      <style:paragraph-properties fo:margin-top="0cm" fo:margin-bottom="0.499cm" style:contextual-spacing="false" fo:text-align="start" style:justify-single-word="false"/>
      <style:text-properties style:font-name="Times newroman" fo:font-size="14pt" officeooo:paragraph-rsid="000e54fa" style:font-size-asian="14pt" style:font-size-complex="14pt"/>
    </style:style>
    <style:style style:name="P38" style:family="paragraph" style:parent-style-name="Table_20_Heading">
      <style:paragraph-properties fo:margin-top="0cm" fo:margin-bottom="0.499cm" style:contextual-spacing="false" fo:text-align="start" style:justify-single-word="false"/>
      <style:text-properties style:font-name="Times newroman" officeooo:paragraph-rsid="000e54fa"/>
    </style:style>
    <style:style style:name="P39" style:family="paragraph" style:parent-style-name="Preformatted_20_Text">
      <style:paragraph-properties fo:margin-top="0cm" fo:margin-bottom="0.499cm" style:contextual-spacing="false"/>
      <style:text-properties style:font-name="Times newroman" fo:font-size="14pt" style:font-size-asian="14pt" style:font-size-complex="14pt"/>
    </style:style>
    <style:style style:name="P40" style:family="paragraph" style:parent-style-name="Text_20_body">
      <style:paragraph-properties fo:margin-top="0cm" fo:margin-bottom="0cm" style:contextual-spacing="false"/>
      <style:text-properties style:font-name="Times newroman" fo:font-size="14pt" style:font-size-asian="14pt" style:font-size-complex="14pt"/>
    </style:style>
    <style:style style:name="P41" style:family="paragraph" style:parent-style-name="Heading_20_1">
      <style:text-properties style:font-name="Times newroman" fo:font-size="14pt" style:text-underline-style="solid" style:text-underline-width="auto" style:text-underline-color="font-color" fo:font-weight="normal" officeooo:rsid="0007e99a" officeooo:paragraph-rsid="0007e99a" style:font-size-asian="14pt" style:font-weight-asian="normal" style:font-size-complex="14pt" style:font-weight-complex="normal"/>
    </style:style>
    <style:style style:name="P42" style:family="paragraph" style:parent-style-name="Heading_20_1">
      <style:text-properties style:font-name="Times newroman" fo:font-size="14pt" style:text-underline-style="solid" style:text-underline-width="auto" style:text-underline-color="font-color" fo:font-weight="bold" officeooo:rsid="000d2f83" officeooo:paragraph-rsid="000d2f83" style:font-size-asian="14pt" style:font-weight-asian="bold" style:font-size-complex="14pt" style:font-weight-complex="bold"/>
    </style:style>
    <style:style style:name="P43" style:family="paragraph" style:parent-style-name="Heading_20_1">
      <style:text-properties style:font-name="Times newroman" fo:font-size="14pt" fo:font-weight="bold" officeooo:rsid="000d2f83" officeooo:paragraph-rsid="000d2f83" style:font-size-asian="14pt" style:font-weight-asian="bold" style:font-size-complex="14pt" style:font-weight-complex="bold"/>
    </style:style>
    <style:style style:name="P44" style:family="paragraph" style:parent-style-name="Heading_20_1">
      <style:text-properties officeooo:paragraph-rsid="00149ddc"/>
    </style:style>
    <style:style style:name="P45" style:family="paragraph" style:parent-style-name="Heading_20_2">
      <style:text-properties style:font-name="Times newroman" fo:font-size="14pt" style:font-size-asian="14pt" style:font-size-complex="14pt"/>
    </style:style>
    <style:style style:name="P46" style:family="paragraph" style:parent-style-name="Table_20_Contents">
      <style:text-properties style:font-name="Times newroman" fo:font-size="14pt" style:font-size-asian="14pt" style:font-size-complex="14pt"/>
    </style:style>
    <style:style style:name="P47" style:family="paragraph" style:parent-style-name="Table_20_Contents">
      <style:text-properties officeooo:paragraph-rsid="00149ddc"/>
    </style:style>
    <style:style style:name="P48" style:family="paragraph" style:parent-style-name="Table_20_Heading">
      <style:paragraph-properties fo:text-align="start" style:justify-single-word="false"/>
      <style:text-properties style:font-name="Times newroman" fo:font-size="14pt" style:font-size-asian="14pt" style:font-size-complex="14pt"/>
    </style:style>
    <style:style style:name="P49" style:family="paragraph" style:parent-style-name="Preformatted_20_Text">
      <style:text-properties style:font-name="Times newroman" fo:font-size="14pt" style:font-size-asian="14pt" style:font-size-complex="14pt"/>
    </style:style>
    <style:style style:name="P50" style:family="paragraph" style:parent-style-name="Heading_20_3">
      <style:text-properties style:font-name="Times newroman" fo:font-size="14pt" fo:font-weight="normal" officeooo:rsid="000d7673" officeooo:paragraph-rsid="000e54fa" style:font-size-asian="14pt" style:font-weight-asian="normal" style:font-size-complex="14pt" style:font-weight-complex="normal"/>
    </style:style>
    <style:style style:name="P51" style:family="paragraph" style:parent-style-name="Heading_20_3">
      <style:text-properties style:font-name="Times newroman" fo:font-size="14pt" style:font-size-asian="14pt" style:font-size-complex="14pt"/>
    </style:style>
    <style:style style:name="P52" style:family="paragraph" style:parent-style-name="Heading_20_3">
      <style:text-properties officeooo:paragraph-rsid="00149ddc"/>
    </style:style>
    <style:style style:name="P53" style:family="paragraph" style:parent-style-name="Standard">
      <style:text-properties style:font-name="Times newroman" fo:font-size="14pt" style:text-underline-style="solid" style:text-underline-width="auto" style:text-underline-color="font-color" officeooo:rsid="0007e99a" officeooo:paragraph-rsid="0007e99a" style:font-size-asian="14pt" style:font-size-complex="14pt"/>
    </style:style>
    <style:style style:name="P54" style:family="paragraph" style:parent-style-name="Text_20_body" style:list-style-name="L5"/>
    <style:style style:name="P55" style:family="paragraph" style:parent-style-name="Text_20_body" style:list-style-name="L6">
      <style:text-properties style:font-name="Times newroman" fo:font-size="14pt" style:font-size-asian="14pt" style:font-size-complex="14pt"/>
    </style:style>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5">
      <style:paragraph-properties fo:margin-top="0cm" fo:margin-bottom="0cm" style:contextual-spacing="false"/>
      <style:text-properties officeooo:paragraph-rsid="001558ad"/>
    </style:style>
    <style:style style:name="P59" style:family="paragraph" style:parent-style-name="Text_20_body" style:list-style-name="L6">
      <style:paragraph-properties fo:margin-top="0cm" fo:margin-bottom="0cm" style:contextual-spacing="false"/>
      <style:text-properties style:font-name="Times newroman" fo:font-size="14pt" style:font-size-asian="14pt" style:font-size-complex="14pt"/>
    </style:style>
    <style:style style:name="P60" style:family="paragraph" style:parent-style-name="Text_20_body" style:list-style-name="L7">
      <style:paragraph-properties fo:margin-top="0cm" fo:margin-bottom="0cm" style:contextual-spacing="false"/>
    </style:style>
    <style:style style:name="P61" style:family="paragraph" style:parent-style-name="Text_20_body" style:list-style-name="L8">
      <style:paragraph-properties fo:margin-top="0cm" fo:margin-bottom="0cm" style:contextual-spacing="false"/>
    </style:style>
    <style:style style:name="P62" style:family="paragraph" style:parent-style-name="Table_20_Contents" style:list-style-name="L1">
      <style:text-properties officeooo:paragraph-rsid="00149ddc"/>
    </style:style>
    <style:style style:name="P63" style:family="paragraph" style:parent-style-name="Table_20_Contents" style:list-style-name="L2">
      <style:text-properties officeooo:paragraph-rsid="00149ddc"/>
    </style:style>
    <style:style style:name="P64" style:family="paragraph" style:parent-style-name="Table_20_Contents" style:list-style-name="L4">
      <style:text-properties officeooo:paragraph-rsid="00149ddc"/>
    </style:style>
    <style:style style:name="P65" style:family="paragraph" style:parent-style-name="Table_20_Contents" style:list-style-name="L1">
      <style:paragraph-properties fo:margin-top="0cm" fo:margin-bottom="0.499cm" style:contextual-spacing="false"/>
      <style:text-properties officeooo:paragraph-rsid="00149ddc"/>
    </style:style>
    <style:style style:name="P66" style:family="paragraph" style:parent-style-name="Table_20_Contents" style:list-style-name="L2">
      <style:paragraph-properties fo:margin-top="0cm" fo:margin-bottom="0.499cm" style:contextual-spacing="false"/>
      <style:text-properties officeooo:paragraph-rsid="00149ddc"/>
    </style:style>
    <style:style style:name="P67" style:family="paragraph" style:parent-style-name="Table_20_Contents" style:list-style-name="L3">
      <style:paragraph-properties fo:margin-top="0cm" fo:margin-bottom="0.499cm" style:contextual-spacing="false"/>
      <style:text-properties officeooo:paragraph-rsid="00149ddc"/>
    </style:style>
    <style:style style:name="P68" style:family="paragraph" style:parent-style-name="Table_20_Contents" style:list-style-name="L4">
      <style:paragraph-properties fo:margin-top="0cm" fo:margin-bottom="0.499cm" style:contextual-spacing="false"/>
      <style:text-properties officeooo:paragraph-rsid="00149ddc"/>
    </style:style>
    <style:style style:name="T1" style:family="text">
      <style:text-properties fo:font-weight="bold"/>
    </style:style>
    <style:style style:name="T2" style:family="text">
      <style:text-properties fo:font-weight="bold" officeooo:rsid="000b947d"/>
    </style:style>
    <style:style style:name="T3" style:family="text">
      <style:text-properties officeooo:rsid="00091c58"/>
    </style:style>
    <style:style style:name="T4" style:family="text">
      <style:text-properties officeooo:rsid="000b947d"/>
    </style:style>
    <style:style style:name="T5" style:family="text">
      <style:text-properties style:font-name="Times newroman"/>
    </style:style>
    <style:style style:name="T6" style:family="text">
      <style:text-properties style:font-name="Times newroman" fo:font-size="14pt" style:font-size-asian="14pt" style:font-size-complex="14pt"/>
    </style:style>
    <style:style style:name="T7" style:family="text">
      <style:text-properties style:font-name="Times newroman" fo:font-size="14pt" fo:font-style="italic" style:font-size-asian="14pt" style:font-size-complex="14pt"/>
    </style:style>
    <style:style style:name="T8" style:family="text">
      <style:text-properties style:font-name="Times newroman" fo:font-style="italic"/>
    </style:style>
    <style:style style:name="T9" style:family="text">
      <style:text-properties officeooo:rsid="000e54fa"/>
    </style:style>
    <style:style style:name="T10" style:family="text">
      <style:text-properties fo:font-style="italic"/>
    </style:style>
    <style:style style:name="T11" style:family="text">
      <style:text-properties officeooo:rsid="00149ddc"/>
    </style:style>
    <style:style style:name="T12" style:family="text">
      <style:text-properties officeooo:rsid="001558ad"/>
    </style:style>
    <style:style style:name="T13" style:family="text">
      <style:text-properties officeooo:rsid="001672d5"/>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Define datatype ?</text:p>
      <text:p text:style-name="P10"><text:tab/>In the <text:span text:style-name="T1">C</text:span> programming language, <text:span text:style-name="T1">data types</text:span> are declarations for memory locations or variables that determine the characteristics of the <text:span text:style-name="T1">data</text:span> that may be stored and the methods (operations) of processing that are permitted involving them.</text:p>
      <text:p text:style-name="P10"/>
      <text:p text:style-name="P1"><text:span text:style-name="T6">Data types simply refers to the type and size of data associated with </text:span><text:a xlink:type="simple" xlink:href="https://www.programiz.com/c-programming/c-variables-constants"><text:span text:style-name="T6">variables</text:span></text:a><text:span text:style-name="T6"> and </text:span><text:a xlink:type="simple" xlink:href="https://www.programiz.com/c-programming/c-functions"><text:span text:style-name="T6">functions</text:span></text:a><text:span text:style-name="T6">.</text:span></text:p>
      <text:p text:style-name="P10"/>
      <text:p text:style-name="P4">Q. define typedef ?</text:p>
      <text:p text:style-name="P1"><text:span text:style-name="Emphasis"><text:span text:style-name="T6"><text:tab/>typedef</text:span></text:span><text:span text:style-name="T6"> is a keyword used in </text:span><text:span text:style-name="Emphasis"><text:span text:style-name="T6">C</text:span></text:span><text:span text:style-name="T6"> language to assign alternative names to existing types.</text:span></text:p>
      <text:p text:style-name="P25"/>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7">Type Name</text:p>
            </table:table-cell>
            <table:table-cell table:style-name="Table4.B1" office:value-type="string">
              <text:p text:style-name="P37">32–bit Size</text:p>
            </table:table-cell>
            <table:table-cell table:style-name="Table4.C1" office:value-type="string">
              <text:p text:style-name="P37">64–bit Size</text:p>
            </table:table-cell>
          </table:table-row>
        </table:table-header-rows>
        <table:table-row>
          <table:table-cell table:style-name="Table4.A2" office:value-type="string">
            <text:p text:style-name="P29"><text:span text:style-name="Teletype"><text:span text:style-name="T6">char</text:span></text:span><text:span text:style-name="T6"> </text:span></text:p>
          </table:table-cell>
          <table:table-cell table:style-name="Table4.B2" office:value-type="string">
            <text:p text:style-name="P31">1 byte</text:p>
          </table:table-cell>
          <table:table-cell table:style-name="Table4.C2" office:value-type="string">
            <text:p text:style-name="P31">1 byte</text:p>
          </table:table-cell>
        </table:table-row>
        <table:table-row>
          <table:table-cell table:style-name="Table4.A2" office:value-type="string">
            <text:p text:style-name="P29"><text:span text:style-name="Teletype"><text:span text:style-name="T6">short</text:span></text:span><text:span text:style-name="T6"> </text:span></text:p>
          </table:table-cell>
          <table:table-cell table:style-name="Table4.B2" office:value-type="string">
            <text:p text:style-name="P31">2 bytes</text:p>
          </table:table-cell>
          <table:table-cell table:style-name="Table4.C2" office:value-type="string">
            <text:p text:style-name="P31">2 bytes</text:p>
          </table:table-cell>
        </table:table-row>
        <table:table-row>
          <table:table-cell table:style-name="Table4.A2" office:value-type="string">
            <text:p text:style-name="P29"><text:span text:style-name="Teletype"><text:span text:style-name="T6">int</text:span></text:span><text:span text:style-name="T6"> </text:span></text:p>
          </table:table-cell>
          <table:table-cell table:style-name="Table4.B2" office:value-type="string">
            <text:p text:style-name="P31">4 bytes</text:p>
          </table:table-cell>
          <table:table-cell table:style-name="Table4.C2" office:value-type="string">
            <text:p text:style-name="P31">4 bytes</text:p>
          </table:table-cell>
        </table:table-row>
        <table:table-row>
          <table:table-cell table:style-name="Table4.A2" office:value-type="string">
            <text:p text:style-name="P29"><text:span text:style-name="Teletype"><text:span text:style-name="T6">long</text:span></text:span><text:span text:style-name="T6"> </text:span></text:p>
          </table:table-cell>
          <table:table-cell table:style-name="Table4.B2" office:value-type="string">
            <text:p text:style-name="P31">4 bytes</text:p>
          </table:table-cell>
          <table:table-cell table:style-name="Table4.C2" office:value-type="string">
            <text:p text:style-name="P31">8 bytes</text:p>
          </table:table-cell>
        </table:table-row>
        <table:table-row>
          <table:table-cell table:style-name="Table4.A6" office:value-type="string">
            <text:p text:style-name="P29"><text:span text:style-name="Teletype"><text:span text:style-name="T6">long long</text:span></text:span><text:span text:style-name="T6"> </text:span></text:p>
          </table:table-cell>
          <table:table-cell table:style-name="Table4.B6" office:value-type="string">
            <text:p text:style-name="P31">8 bytes</text:p>
          </table:table-cell>
          <table:table-cell table:style-name="Table4.C6" office:value-type="string">
            <text:p text:style-name="P31">8 bytes</text:p>
          </table:table-cell>
        </table:table-row>
      </table:table>
      <text:p text:style-name="P22"/>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8">Type Nam<text:span text:style-name="T9">e</text:span></text:p>
            </table:table-cell>
            <table:table-cell table:style-name="Table5.B1" office:value-type="string">
              <text:p text:style-name="P38">32–bit Size</text:p>
            </table:table-cell>
            <table:table-cell table:style-name="Table5.C1" office:value-type="string">
              <text:p text:style-name="P38">64–bit Size</text:p>
            </table:table-cell>
          </table:table-row>
        </table:table-header-rows>
        <table:table-row table:style-name="Table5.2">
          <table:table-cell table:style-name="Table5.A2" office:value-type="string">
            <text:p text:style-name="P29"><text:span text:style-name="Teletype"><text:span text:style-name="T5">float</text:span></text:span><text:span text:style-name="T5"> </text:span></text:p>
          </table:table-cell>
          <table:table-cell table:style-name="Table5.B2" office:value-type="string">
            <text:p text:style-name="P33">4 bytes</text:p>
          </table:table-cell>
          <table:table-cell table:style-name="Table5.C2" office:value-type="string">
            <text:p text:style-name="P33">4 bytes</text:p>
          </table:table-cell>
        </table:table-row>
        <table:table-row>
          <table:table-cell table:style-name="Table5.A2" office:value-type="string">
            <text:p text:style-name="P29"><text:span text:style-name="Teletype"><text:span text:style-name="T5">double</text:span></text:span><text:span text:style-name="T5"> </text:span></text:p>
          </table:table-cell>
          <table:table-cell table:style-name="Table5.B2" office:value-type="string">
            <text:p text:style-name="P33">8 bytes</text:p>
          </table:table-cell>
          <table:table-cell table:style-name="Table5.C2" office:value-type="string">
            <text:p text:style-name="P33">8 bytes</text:p>
          </table:table-cell>
        </table:table-row>
        <table:table-row>
          <table:table-cell table:style-name="Table5.A4" office:value-type="string">
            <text:p text:style-name="P29"><text:span text:style-name="Teletype"><text:span text:style-name="T5">long double</text:span></text:span><text:span text:style-name="T5"> </text:span></text:p>
          </table:table-cell>
          <table:table-cell table:style-name="Table5.B4" office:value-type="string">
            <text:p text:style-name="P33">16 bytes</text:p>
          </table:table-cell>
          <table:table-cell table:style-name="Table5.C4" office:value-type="string">
            <text:p text:style-name="P33">16 bytes</text:p>
          </table:table-cell>
        </table:table-row>
      </table:table>
      <text:p text:style-name="P12"/>
      <text:h text:style-name="P50" text:outline-level="3"><text:soft-page-break/>13) What is array in C?</text:h>
      <text:p text:style-name="Text_20_body">Array is a group of similar types of elements. It has contiguous memory location. It makes the code optimized, easy to traverse and easy to sort. <text:a xlink:type="simple" xlink:href="https://www.javatpoint.com/c-array">More details...</text:a></text:p>
      <text:h text:style-name="Heading_20_3" text:outline-level="3">14) What is pointer in C?</text:h>
      <text:p text:style-name="Text_20_body">A pointer is a variable that refers to the address of a value. It makes the code optimized and makes the performance fast.</text:p>
      <text:h text:style-name="Heading_20_3" text:outline-level="3">17) What is far pointer in C?</text:h>
      <text:p text:style-name="Text_20_body">A pointer which can access all the 16 segments (whole residence memory) of RAM is known as far pointer. </text:p>
      <text:h text:style-name="Heading_20_3" text:outline-level="3">18) What is dangling pointer in C?</text:h>
      <text:p text:style-name="Text_20_body">If a pointer is pointing any memory location but meanwhile another pointer deletes the memory occupied by first pointer while first pointer still points to that memory location, first pointer will be known as dangling pointer. This problem is known as dangling pointer problem.</text:p>
      <text:h text:style-name="Heading_20_3" text:outline-level="3">19) What is pointer to pointer in C?</text:h>
      <text:p text:style-name="Text_20_body">In case of pointer to pointer concept, one pointer refers to the address of another pointer. <text:a xlink:type="simple" xlink:href="https://www.javatpoint.com/c-pointer-to-pointer">More details...</text:a></text:p>
      <text:h text:style-name="Heading_20_3" text:outline-level="3">20) What is static memory allocation?</text:h>
      <text:p text:style-name="Text_20_body">In case of static memory allocation, memory is allocated at compile time and memory can't be increased while executing the program. It is used in array. <text:a xlink:type="simple" xlink:href="https://www.javatpoint.com/dynamic-memory-allocation-in-c">More details...</text:a></text:p>
      <text:h text:style-name="Heading_20_3" text:outline-level="3">21) What is dynamic memory allocation?</text:h>
      <text:p text:style-name="Text_20_body">In case of dynamic memory allocation, memory is allocated at run time and memory can be increased while executing the program. It is used in linked list. <text:a xlink:type="simple" xlink:href="https://www.javatpoint.com/dynamic-memory-allocation-in-c">More details...</text:a></text:p>
      <text:p text:style-name="Text_20_body"/>
      <text:p text:style-name="P35"><text:s/></text:p>
      <text:h text:style-name="P44" text:outline-level="1"/>
      <text:h text:style-name="P52" text:outline-level="3"/>
      <text:h text:style-name="P52" text:outline-level="3">9) What is the use of static variable in C?</text:h>
      <text:p text:style-name="P35">A variable which is declared as static is known as static variable. The static variable retains its value between multiple function calls.</text:p>
      <text:list xml:id="list329898278166423588" text:style-name="L1">
        <text:list-item>
          <text:p text:style-name="P62">Void function1(){</text:p>
        </text:list-item>
        <text:list-item>
          <text:p text:style-name="P62">intx=10;//local variable</text:p>
        </text:list-item>
        <text:list-item>
          <text:p text:style-name="P62"><text:soft-page-break/>static int y=10;//static variable </text:p>
        </text:list-item>
        <text:list-item>
          <text:p text:style-name="P62">x=x+1;</text:p>
        </text:list-item>
        <text:list-item>
          <text:p text:style-name="P62">y=y+1;</text:p>
        </text:list-item>
        <text:list-item>
          <text:p text:style-name="P62">printf("%d\n",x);//will always print 11 </text:p>
        </text:list-item>
        <text:list-item>
          <text:p text:style-name="P62">printf("%d\n",y);//will always increment value, it will print 11, 12, 13 and so on</text:p>
        </text:list-item>
        <text:list-item>
          <text:p text:style-name="P65">}</text:p>
        </text:list-item>
      </text:list>
      <text:p text:style-name="P47"/>
      <text:h text:style-name="P52" text:outline-level="3"><text:span text:style-name="T11">Q.</text:span>What is the use of function in C?</text:h>
      <text:p text:style-name="P35">A function in C language provides modularity. It can be called many times. It saves code and we can reuse the same code many times. <text:a xlink:type="simple" xlink:href="https://www.javatpoint.com/functions-in-c">More details...</text:a></text:p>
      <text:h text:style-name="P52" text:outline-level="3"><text:span text:style-name="T11">Q.</text:span>What is the difference between call by value and call by reference in C?</text:h>
      <text:p text:style-name="P35">We can pass value to function by one of the two ways: call by value or call by reference. In case of call by value, a copy of value is passed to the function, so original value is not modified. But in case of call by reference, an address of value of passed to the function, so original value is modified. <text:a xlink:type="simple" xlink:href="https://www.javatpoint.com/call-by-value-and-call-by-reference-in-c">More details...</text:a></text:p>
      <text:h text:style-name="P52" text:outline-level="3"><text:span text:style-name="T11">Q.</text:span> What is array in C?</text:h>
      <text:p text:style-name="P35">Array is a group of similar types of elements. It has contiguous memory location. It makes the code optimized, easy to traverse and easy to sort. <text:a xlink:type="simple" xlink:href="https://www.javatpoint.com/c-array">More details...</text:a></text:p>
      <text:h text:style-name="P52" text:outline-level="3"><text:span text:style-name="T11">Q.</text:span> What is pointer in C?</text:h>
      <text:p text:style-name="P35">A pointer is a variable that refers to the address of a value. It makes the code optimized and makes the performance fast. <text:a xlink:type="simple" xlink:href="https://www.javatpoint.com/c-pointers">More details...</text:a></text:p>
      <text:h text:style-name="P52" text:outline-level="3"><text:span text:style-name="T11">Q.</text:span> What are the usage of pointer in C?</text:h>
      <text:list xml:id="list7614633145378170025" text:style-name="L2">
        <text:list-item>
          <text:p text:style-name="P63">Accessing array elements </text:p>
        </text:list-item>
        <text:list-item>
          <text:p text:style-name="P63">Dynamic memory allocation </text:p>
        </text:list-item>
        <text:list-item>
          <text:p text:style-name="P63">Call by Reference </text:p>
        </text:list-item>
        <text:list-item>
          <text:p text:style-name="P66">Data Structures like tree, graph, linked list etc. </text:p>
        </text:list-item>
      </text:list>
      <text:h text:style-name="P52" text:outline-level="3"><text:span text:style-name="T11">Q.</text:span> What is NULL pointer in C?</text:h>
      <text:p text:style-name="P35">A pointer that doesn't refer to any address of a value but NULL, is known as NULL pointer. For example:</text:p>
      <text:list xml:id="list5638048271167555958" text:style-name="L3">
        <text:list-item>
          <text:p text:style-name="P67">int *p=NULL;</text:p>
        </text:list-item>
      </text:list>
      <text:h text:style-name="P52" text:outline-level="3"><text:span text:style-name="T11">Q.</text:span> What is far pointer in C?</text:h>
      <text:p text:style-name="P35">A pointer which can access all the 16 segments (whole residence memory) of RAM is known as far pointer. </text:p>
      <text:h text:style-name="P52" text:outline-level="3"><text:soft-page-break/><text:span text:style-name="T11">Q.</text:span> What is dangling pointer in C?</text:h>
      <text:p text:style-name="P35">If a pointer is pointing any memory location but meanwhile another pointer deletes the memory occupied by first pointer while first pointer still points to that memory location, first pointer will be known as dangling pointer. This problem is known as dangling pointer problem.</text:p>
      <text:h text:style-name="P52" text:outline-level="3"><text:span text:style-name="T11">Q.</text:span> What is pointer to pointer in C?</text:h>
      <text:p text:style-name="P35">In case of pointer to pointer concept, one pointer refers to the address of another pointer. <text:a xlink:type="simple" xlink:href="https://www.javatpoint.com/c-pointer-to-pointer">More details...</text:a></text:p>
      <text:h text:style-name="P52" text:outline-level="3"><text:span text:style-name="T11">Q.</text:span> What is static memory allocation?</text:h>
      <text:p text:style-name="P35">In case of static memory allocation, memory is allocated at compile time and memory can't be increased while executing the program. It is used in array. <text:a xlink:type="simple" xlink:href="https://www.javatpoint.com/dynamic-memory-allocation-in-c">More details...</text:a></text:p>
      <text:h text:style-name="P52" text:outline-level="3"><text:span text:style-name="T11">Q.</text:span> What is dynamic memory allocation?</text:h>
      <text:p text:style-name="P35">In case of dynamic memory allocation, memory is allocated at run time and memory can be increased while executing the program. It is used in linked list. <text:a xlink:type="simple" xlink:href="https://www.javatpoint.com/dynamic-memory-allocation-in-c">More details...</text:a></text:p>
      <text:h text:style-name="P52" text:outline-level="3"><text:span text:style-name="T11">Q.</text:span>What functions are used for dynamic memory allocation in C language?</text:h>
      <text:list xml:id="list3297014450727143153" text:style-name="L4">
        <text:list-item>
          <text:p text:style-name="P64">malloc() </text:p>
        </text:list-item>
        <text:list-item>
          <text:p text:style-name="P64">calloc() </text:p>
        </text:list-item>
        <text:list-item>
          <text:p text:style-name="P64">realloc() </text:p>
        </text:list-item>
        <text:list-item>
          <text:p text:style-name="P68">free() </text:p>
        </text:list-item>
      </text:list>
      <text:p text:style-name="P35"><text:a xlink:type="simple" xlink:href="https://www.javatpoint.com/dynamic-memory-allocation-in-c">More details...</text:a></text:p>
      <text:h text:style-name="P52" text:outline-level="3"><text:span text:style-name="T11">Q.</text:span> What is the difference between malloc() and calloc()?</text:h>
      <text:p text:style-name="P35"><text:span text:style-name="Strong_20_Emphasis">malloc()</text:span>: The malloc() function allocates single block of requested memory. It has garbage value initially.</text:p>
      <text:p text:style-name="P35"><text:span text:style-name="Strong_20_Emphasis">calloc()</text:span>: The calloc() function allocates multiple block of requested memory. It initially initializes all bytes to zero.</text:p>
      <text:p text:style-name="P35"><text:a xlink:type="simple" xlink:href="https://www.javatpoint.com/dynamic-memory-allocation-in-c">More details...</text:a></text:p>
      <text:h text:style-name="P52" text:outline-level="3"><text:span text:style-name="T11">Q.</text:span> What is structure?</text:h>
      <text:p text:style-name="P35">Structure is a user-defined data type that allows to store multiple types of data in a single unit. It occupies the sum of memory of all members. <text:a xlink:type="simple" xlink:href="https://www.javatpoint.com/structure-in-c">More details...</text:a></text:p>
      <text:h text:style-name="P52" text:outline-level="3"><text:span text:style-name="T11">Q.</text:span> What is union?</text:h>
      <text:p text:style-name="P35">Like Structure, union is a user-defined data type that allows to store multiple types of data in a single unit. But it doesn't occupies the sum of memory of all members. It occupies the memory of largest member only. <text:a xlink:type="simple" xlink:href="https://www.javatpoint.com/c-union">More details...</text:a></text:p>
      <text:p text:style-name="Text_20_body"/>
      <text:h text:style-name="Heading_20_3" text:outline-level="3"><text:soft-page-break/><text:span text:style-name="T12">Q.</text:span>What is the purpose of sprintf() function?</text:h>
      <text:p text:style-name="Text_20_body">It is used to print the formatted output into char array.</text:p>
      <text:h text:style-name="Heading_20_3" text:outline-level="3"><text:span text:style-name="T12">Q.</text:span> Can we compile a program without main() function?</text:h>
      <text:p text:style-name="Text_20_body">Yes, we can compile but it can't be executed.</text:p>
      <text:p text:style-name="Text_20_body">But, if we use #define, we can compile and run C program without using main() function. For example:</text:p>
      <text:list xml:id="list8341919903749864953" text:style-name="L5">
        <text:list-item>
          <text:p text:style-name="P58">#include&lt;stdio.h&gt;</text:p>
        </text:list-item>
        <text:list-item>
          <text:p text:style-name="P58">#define start main</text:p>
        </text:list-item>
        <text:list-item>
          <text:p text:style-name="P58">void start(){</text:p>
        </text:list-item>
        <text:list-item>
          <text:p text:style-name="P58">printf("Hello");</text:p>
        </text:list-item>
        <text:list-item>
          <text:p text:style-name="P54">}</text:p>
        </text:list-item>
      </text:list>
      <text:p text:style-name="Text_20_body"/>
      <text:h text:style-name="Heading_20_3" text:outline-level="3"><text:span text:style-name="T13">Q.</text:span>What is Linux Kernel?</text:h>
      <text:p text:style-name="Text_20_body">Linux Kernel is low level system software. It is used to manage the hardware resources for the users. It provides an interface for user-level interaction</text:p>
      <text:p text:style-name="Text_20_body"/>
      <text:p text:style-name="P4">Q.Difference b/w <text:s/>OS and kernel.?</text:p>
      <text:p text:style-name="P26"><text:tab/>The kernel is the part of the operating system. The operating system is the software package that communicates directly to the hardware and our application. The kernel is the lowest level of the operating system. The kernel is the main part of the operating system and is responsible for translating the command into something that can be understood by the computer. The main functions of the kernel are:</text:p>
      <text:list xml:id="list6019621562281853299" text:style-name="L6">
        <text:list-item>
          <text:p text:style-name="P59">memory management </text:p>
        </text:list-item>
        <text:list-item>
          <text:p text:style-name="P59">network management </text:p>
        </text:list-item>
        <text:list-item>
          <text:p text:style-name="P59">device driver </text:p>
        </text:list-item>
        <text:list-item>
          <text:p text:style-name="P59">file management </text:p>
        </text:list-item>
        <text:list-item>
          <text:p text:style-name="P55">process management </text:p>
        </text:list-item>
      </text:list>
      <text:h text:style-name="P51" text:outline-level="3"><text:span text:style-name="T13">Q. </text:span>What is Swap Space?</text:h>
      <text:p text:style-name="Text_20_body">Swap space is used to specify a space which is used by Linux to hold some concurrent running program temporarily. It is used when RAM does not have enough space to hold all programs that are executing.</text:p>
      <text:p text:style-name="P24"/>
      <text:p text:style-name="P24"/>
      <text:p text:style-name="P24"/>
      <text:p text:style-name="P4"><text:soft-page-break/><text:span text:style-name="T3">Q.</text:span>What is the difference between BIOS and Firmware?</text:p>
      <text:p text:style-name="P26"/>
      <text:p text:style-name="P18"><text:a xlink:type="simple" xlink:href="http://en.wikipedia.org/wiki/BIOS"><text:span text:style-name="T6">BIOS</text:span></text:a><text:span text:style-name="T6"> is an acronym for Basic Input/Output System and also known as System BIOS, ROM BIOS, or PC BIOS. It is a type of Firmware used during the booting process (power-on/start up) on IBM PC compatible computers. BIOS Firmware is built into PCs, and it is the first software they run when powered on. The name itself originates from the Basic Input/Output System used in the CP/M operating system in 1975.</text:span></text:p>
      <text:p text:style-name="Text_20_body"><text:a xlink:type="simple" xlink:href="http://en.wikipedia.org/wiki/Firmware"><text:span text:style-name="T6">Firmware</text:span></text:a><text:span text:style-name="T6"> is a combination of persistent memory, program code, and the data stored in it. Typical examples of devices containing Firmware are embedded systems such as traffic lights, consumer appliances, digital watches, computers, computer peripherals, mobile phones, and digital cameras. The Firmware contained in these devices provides the control program for the device</text:span></text:p>
      <text:h text:style-name="P41" text:outline-level="1"><text:span text:style-name="T3">Q. what is </text:span>IRQ - interrupt request line?</text:h>
      <text:p text:style-name="P13"/>
      <text:p text:style-name="P1"><text:span text:style-name="T6"><text:tab/>Abbreviation of </text:span><text:span text:style-name="Emphasis"><text:span text:style-name="Strong_20_Emphasis"><text:span text:style-name="T6">i</text:span></text:span></text:span><text:span text:style-name="Emphasis"><text:span text:style-name="T6">nterrupt </text:span></text:span><text:span text:style-name="Emphasis"><text:span text:style-name="Strong_20_Emphasis"><text:span text:style-name="T6">r</text:span></text:span></text:span><text:span text:style-name="Emphasis"><text:span text:style-name="T6">e</text:span></text:span><text:span text:style-name="Emphasis"><text:span text:style-name="Strong_20_Emphasis"><text:span text:style-name="T6">q</text:span></text:span></text:span><text:span text:style-name="Emphasis"><text:span text:style-name="T6">uest line,</text:span></text:span><text:span text:style-name="T6"> and pronounced </text:span><text:span text:style-name="Emphasis"><text:span text:style-name="T6">I-R-Q. </text:span></text:span><text:span text:style-name="T6">IRQs are </text:span><text:a xlink:type="simple" xlink:href="http://www.webopedia.com/TERM/H/hardware.html"><text:span text:style-name="T6">hardware</text:span></text:a><text:span text:style-name="T6"> lines over which </text:span><text:a xlink:type="simple" xlink:href="http://www.webopedia.com/TERM/D/device.html"><text:span text:style-name="T6">devices</text:span></text:a><text:span text:style-name="T6"> can send </text:span><text:a xlink:type="simple" xlink:href="http://www.webopedia.com/TERM/I/interrupt.html"><text:span text:style-name="T6">interrupt</text:span></text:a><text:span text:style-name="T6"> signals to the </text:span><text:a xlink:type="simple" xlink:href="http://www.webopedia.com/TERM/M/microprocessor.html"><text:span text:style-name="T6">microprocessor</text:span></text:a><text:span text:style-name="T6">.</text:span></text:p>
      <text:p text:style-name="P10"/>
      <text:p text:style-name="P5">Q.what is ARM Architecture ?</text:p>
      <text:p text:style-name="P1"><text:span text:style-name="T6"><text:tab/>An ARM processor is one of a family of </text:span><text:a xlink:type="simple" xlink:href="http://whatis.techtarget.com/definition/CPU-central-processing-unit"><text:span text:style-name="T6">CPUs</text:span></text:a><text:span text:style-name="T6"> based on the </text:span><text:a xlink:type="simple" xlink:href="http://search400.techtarget.com/definition/RISC"><text:span text:style-name="T6">RISC</text:span></text:a><text:span text:style-name="T6"> (reduced instruction set computer) architecture developed by Advanced RISC Machines (ARM).</text:span></text:p>
      <text:p text:style-name="P10"/>
      <text:p text:style-name="P10"/>
      <text:p text:style-name="P10"/>
      <text:p text:style-name="P10"/>
      <text:p text:style-name="P10"/>
      <text:p text:style-name="P6">Q.what is difference between Executable fiel and Object file?</text:p>
      <text:p text:style-name="P26"/>
      <text:p text:style-name="P34"/>
      <text:p text:style-name="P30"><text:span text:style-name="T7">Object code</text:span><text:span text:style-name="T6"> is the output of a </text:span><text:a xlink:type="simple" xlink:href="http://www.linfo.org/compiler.html"><text:span text:style-name="T7">compiler</text:span></text:a><text:span text:style-name="T6"> after it processes </text:span><text:a xlink:type="simple" xlink:href="http://www.linfo.org/sourcecode.html"><text:span text:style-name="T7">source code</text:span></text:a><text:span text:style-name="T6">. </text:span></text:p>
      <text:p text:style-name="P30"><text:span text:style-name="T6">Source code is the version of a </text:span><text:a xlink:type="simple" xlink:href="http://www.linfo.org/program.html"><text:span text:style-name="T6">computer program</text:span></text:a><text:span text:style-name="T6"> as it is originally </text:span><text:span text:style-name="T7">written</text:span><text:span text:style-name="T6"> (i.e., typed into a computer) by a human in a programming language. A compiler is a specialized program that converts source code into object code. </text:span></text:p>
      <text:p text:style-name="P32">The object code is usually a <text:span text:style-name="T10">machine code</text:span>, also called a <text:span text:style-name="T10">machine language</text:span>, which can be understood directly by a specific type of CPU (central processing unit), such as x86 (i.e., Intel-compatible) or PowerPC.</text:p>
      <text:p text:style-name="P36"><text:soft-page-break/><text:span text:style-name="T5">A machine code file can be immediately </text:span><text:span text:style-name="T8">executable</text:span><text:span text:style-name="T5"> (i.e., runnable as a program), or it might require </text:span><text:span text:style-name="T8">linking</text:span><text:span text:style-name="T5"> with other object code files (e.g. </text:span><text:span text:style-name="T8">libraries</text:span><text:span text:style-name="T5">) to produce a complete </text:span><text:a xlink:type="simple" xlink:href="http://www.linfo.org/executable.html"><text:span text:style-name="T5">executable program</text:span></text:a><text:span text:style-name="T5">. </text:span></text:p>
      <text:p text:style-name="P24">An object code file can contain not only the object code, but also relocation information that the <text:span text:style-name="T10">linker</text:span> uses to assemble multiple object files to form an executable program. It can also contain other information, such as program symbols (names of variables and functions) and <text:span text:style-name="T10">debugging</text:span> (i.e., removing errors) information </text:p>
      <text:p text:style-name="P32"/>
      <text:p text:style-name="P26"/>
      <text:p text:style-name="P26"/>
      <text:p text:style-name="P26"/>
      <text:p text:style-name="P26"><text:span text:style-name="T2">(1)</text:span><text:span text:style-name="T1">Executable file </text:span>is simply understand by machine .</text:p>
      <text:p text:style-name="P24">This file is used to perform various operations or functions on a computer. An executable files cannot be read by humans .A file in a format that the computer can directly execute . If you transform a source file into an executable file, you need to pass it through a compiler or assembler .</text:p>
      <text:p text:style-name="P24">(<text:span text:style-name="T4">2</text:span><text:span text:style-name="T1">) Object file</text:span> is the intermediate form between executable and source .</text:p>
      <text:p text:style-name="P24">Objective file is the file containing object code, means reload format machine code that is usually not directly executable. This file may also work like a shared library.</text:p>
      <text:p text:style-name="P24">Objective files are three types - <text:line-break/>(1) Relocatable file (2) Executable file (3) Shared object file</text:p>
      <text:h text:style-name="P41" text:outline-level="1"><text:bookmark text:name="AEN354"/><text:span text:style-name="T4">Q.how to </text:span>Passing Command Line Arguments to a Module ?</text:h>
      <text:p text:style-name="P17"><text:s text:c="2"/>satan# insmod hello-5.o mystring="supercalifragilisticexpialidocious" \</text:p>
      <text:p text:style-name="P17"><text:s text:c="4"/>&gt; mybyte=256 myintArray=-1,-1</text:p>
      <text:p text:style-name="P17"><text:s text:c="4"/>mybyte is an 8 bit integer: 0</text:p>
      <text:p text:style-name="P17"><text:s text:c="4"/>myshort is a short integer: 1</text:p>
      <text:p text:style-name="P17"><text:s text:c="4"/>myint is an integer: 20</text:p>
      <text:p text:style-name="P17"><text:s text:c="4"/>mylong is a long integer: 9999</text:p>
      <text:p text:style-name="P13"/>
      <text:p text:style-name="P7">Q.what is Module?</text:p>
      <text:p text:style-name="P2"><text:span text:style-name="T6"><text:tab/>A module is a part of a </text:span><text:a xlink:type="simple" xlink:href="http://www.webopedia.com/TERM/P/program.html"><text:span text:style-name="T6">program</text:span></text:a><text:span text:style-name="T6">. Programs are composed of one or more independently developed modules that are not combined until the program is </text:span><text:a xlink:type="simple" xlink:href="http://www.webopedia.com/TERM/L/link.html"><text:span text:style-name="T6">linked</text:span></text:a><text:span text:style-name="T6">. A single module can contain one or several </text:span><text:a xlink:type="simple" xlink:href="http://www.webopedia.com/TERM/R/routine.html"><text:span text:style-name="T6">routines</text:span></text:a><text:span text:style-name="T6">.</text:span></text:p>
      <text:p text:style-name="P14"/>
      <text:p text:style-name="P8"><text:soft-page-break/>Q. What is driver ?</text:p>
      <text:p text:style-name="P15"><text:tab/></text:p>
      <text:p text:style-name="P15"><text:tab/>The software that handles or manages a hardware controller is known as a device <text:span text:style-name="T1">driver.</text:span></text:p>
      <text:p text:style-name="P14"/>
      <text:p text:style-name="P14"/>
      <text:p text:style-name="P9">Q.what is CP, ELF,SHL , vmlinux , uname -r ,-a ,-m ? - how CP will work ?</text:p>
      <text:h text:style-name="P42" text:outline-level="1">uname Command</text:h>
      <text:h text:style-name="P45" text:outline-level="2">Purpose </text:h>
      <text:p text:style-name="P24"><text:bookmark text:name="uname__e3ea578538mart"/>Displays the name of the current operating system.</text:p>
      <text:h text:style-name="P45" text:outline-level="2">Syntax</text:h>
      <text:p text:style-name="Text_20_body"><text:span text:style-name="Strong_20_Emphasis"><text:span text:style-name="T6">uname</text:span></text:span><text:span text:style-name="T6"> [ </text:span><text:a xlink:type="simple" xlink:href="https://www.ibm.com/support/knowledgecenter/ssw_aix_71/com.ibm.aix.cmds5/uname.htm?view=kc#uname__row-d3e145254"><text:span text:style-name="Strong_20_Emphasis"><text:span text:style-name="T6">-a </text:span></text:span></text:a><text:span text:style-name="T6">| </text:span><text:a xlink:type="simple" xlink:href="https://www.ibm.com/support/knowledgecenter/ssw_aix_71/com.ibm.aix.cmds5/uname.htm?view=kc#uname__row-d3e145420"><text:span text:style-name="Strong_20_Emphasis"><text:span text:style-name="T6">-x </text:span></text:span></text:a><text:span text:style-name="T6">| </text:span><text:a xlink:type="simple" xlink:href="https://www.ibm.com/support/knowledgecenter/ssw_aix_71/com.ibm.aix.cmds5/uname.htm?view=kc#uname__row-d3e145371"><text:span text:style-name="Strong_20_Emphasis"><text:span text:style-name="T6">-S</text:span></text:span></text:a><text:span text:style-name="Strong_20_Emphasis"><text:span text:style-name="T6"> </text:span></text:span><text:span text:style-name="Emphasis"><text:span text:style-name="T6">Name </text:span></text:span><text:span text:style-name="T6">] [</text:span><text:a xlink:type="simple" xlink:href="https://www.ibm.com/support/knowledgecenter/ssw_aix_71/com.ibm.aix.cmds5/uname.htm?view=kc#uname__row-d3e145294"><text:span text:style-name="Strong_20_Emphasis"><text:span text:style-name="T6"> -F </text:span></text:span></text:a><text:span text:style-name="T6">] [</text:span><text:a xlink:type="simple" xlink:href="https://www.ibm.com/support/knowledgecenter/ssw_aix_71/com.ibm.aix.cmds5/uname.htm?view=kc#uname__row-d3e145300"><text:span text:style-name="Strong_20_Emphasis"><text:span text:style-name="T6"> -f </text:span></text:span></text:a><text:span text:style-name="T6">] [ </text:span><text:a xlink:type="simple" xlink:href="https://www.ibm.com/support/knowledgecenter/ssw_aix_71/com.ibm.aix.cmds5/uname.htm?view=kc#uname__row-d3e145309"><text:span text:style-name="Strong_20_Emphasis"><text:span text:style-name="T6">-l </text:span></text:span></text:a><text:span text:style-name="T6">] [ </text:span><text:a xlink:type="simple" xlink:href="https://www.ibm.com/support/knowledgecenter/ssw_aix_71/com.ibm.aix.cmds5/uname.htm?view=kc#uname__row-d3e145316"><text:span text:style-name="Strong_20_Emphasis"><text:span text:style-name="T6">-L</text:span></text:span></text:a><text:span text:style-name="T6"> ] [ </text:span><text:a xlink:type="simple" xlink:href="https://www.ibm.com/support/knowledgecenter/ssw_aix_71/com.ibm.aix.cmds5/uname.htm?view=kc#uname__row-d3e145322"><text:span text:style-name="Strong_20_Emphasis"><text:span text:style-name="T6">-m </text:span></text:span></text:a><text:span text:style-name="T6">] [ </text:span><text:a xlink:type="simple" xlink:href="https://www.ibm.com/support/knowledgecenter/ssw_aix_71/com.ibm.aix.cmds5/uname.htm?view=kc#uname__row-d3e145335"><text:span text:style-name="Strong_20_Emphasis"><text:span text:style-name="T6">-M </text:span></text:span></text:a><text:span text:style-name="T6">] [ </text:span><text:a xlink:type="simple" xlink:href="https://www.ibm.com/support/knowledgecenter/ssw_aix_71/com.ibm.aix.cmds5/uname.htm?view=kc#uname__row-d3e145342"><text:span text:style-name="Strong_20_Emphasis"><text:span text:style-name="T6">-n </text:span></text:span></text:a><text:span text:style-name="T6">] [ </text:span><text:a xlink:type="simple" xlink:href="https://www.ibm.com/support/knowledgecenter/ssw_aix_71/com.ibm.aix.cmds5/uname.htm?view=kc#uname__row-d3e145349"><text:span text:style-name="Strong_20_Emphasis"><text:span text:style-name="T6">-p </text:span></text:span></text:a><text:span text:style-name="T6">] [ </text:span><text:a xlink:type="simple" xlink:href="https://www.ibm.com/support/knowledgecenter/ssw_aix_71/com.ibm.aix.cmds5/uname.htm?view=kc#uname__row-d3e145356"><text:span text:style-name="Strong_20_Emphasis"><text:span text:style-name="T6">-r </text:span></text:span></text:a><text:span text:style-name="T6">] [ </text:span><text:a xlink:type="simple" xlink:href="https://www.ibm.com/support/knowledgecenter/ssw_aix_71/com.ibm.aix.cmds5/uname.htm?view=kc#uname__row-d3e145363"><text:span text:style-name="Strong_20_Emphasis"><text:span text:style-name="T6">-s </text:span></text:span></text:a><text:span text:style-name="T6">] [ </text:span><text:a xlink:type="simple" xlink:href="https://www.ibm.com/support/knowledgecenter/ssw_aix_71/com.ibm.aix.cmds5/uname.htm?view=kc#uname__row-d3e145380"><text:span text:style-name="Strong_20_Emphasis"><text:span text:style-name="T6">-T</text:span></text:span></text:a><text:span text:style-name="Strong_20_Emphasis"><text:span text:style-name="T6"> </text:span></text:span><text:span text:style-name="Emphasis"><text:span text:style-name="T6">Name </text:span></text:span><text:span text:style-name="T6">] [ </text:span><text:a xlink:type="simple" xlink:href="https://www.ibm.com/support/knowledgecenter/ssw_aix_71/com.ibm.aix.cmds5/uname.htm?view=kc#uname__row-d3e145389"><text:span text:style-name="Strong_20_Emphasis"><text:span text:style-name="T6">-u </text:span></text:span></text:a><text:span text:style-name="T6">] [ </text:span><text:a xlink:type="simple" xlink:href="https://www.ibm.com/support/knowledgecenter/ssw_aix_71/com.ibm.aix.cmds5/uname.htm?view=kc#uname__row-d3e145402"><text:span text:style-name="Strong_20_Emphasis"><text:span text:style-name="T6">-v </text:span></text:span></text:a><text:span text:style-name="T6">] [ </text:span><text:a xlink:type="simple" xlink:href="https://www.ibm.com/support/knowledgecenter/ssw_aix_71/com.ibm.aix.cmds5/uname.htm?view=kc#uname__row-d3e145409"><text:span text:style-name="Strong_20_Emphasis"><text:span text:style-name="T6">-W </text:span></text:span></text:a><text:span text:style-name="T6">]</text:span></text:p>
      <text:h text:style-name="P45" text:outline-level="2">Description</text:h>
      <text:p text:style-name="Text_20_body"><text:bookmark text:name="uname__e3ea578911mart"/><text:span text:style-name="T6">The </text:span><text:span text:style-name="Strong_20_Emphasis"><text:span text:style-name="T6">uname</text:span></text:span><text:span text:style-name="T6"> command writes to standard output the name of the operating system that you are using. </text:span></text:p>
      <text:p text:style-name="Text_20_body"><text:bookmark text:name="uname__e3ea579171mart"/><text:span text:style-name="T6">The machine ID number contains 12 characters in the following digit format: </text:span><text:span text:style-name="Emphasis"><text:span text:style-name="T6">xxyyyyyymmss</text:span></text:span><text:span text:style-name="T6">. The </text:span><text:span text:style-name="Emphasis"><text:span text:style-name="T6">xx</text:span></text:span><text:span text:style-name="T6"> positions indicate the system and is always 00. The </text:span><text:span text:style-name="Emphasis"><text:span text:style-name="T6">yyyyyy</text:span></text:span><text:span text:style-name="T6"> positions contain the unique ID number for the entire system. The </text:span><text:span text:style-name="Emphasis"><text:span text:style-name="T6">mm</text:span></text:span><text:span text:style-name="T6"> position represents the model ID. The </text:span><text:span text:style-name="Emphasis"><text:span text:style-name="T6">ss</text:span></text:span><text:span text:style-name="T6"> position is the submodel number and is always 00. The model ID describes the ID of the CPU Planar, not the model of the System as a whole. </text:span></text:p>
      <text:p text:style-name="P24"><text:bookmark text:name="uname__a39c44c0628janb"/>Most machines share a common model ID of 4C. </text:p>
      <text:p text:style-name="Text_20_body"><text:bookmark text:name="uname__e3ea579478mart"/><text:span text:style-name="T6">The machine identifier value returned by the </text:span><text:span text:style-name="Strong_20_Emphasis"><text:span text:style-name="T6">uname</text:span></text:span><text:span text:style-name="T6"> command may change when new operating system software levels are installed. This change affects applications using this value to access licensed programs. To view this identifier, enter the </text:span><text:span text:style-name="Strong_20_Emphasis"><text:span text:style-name="T6">uname -m</text:span></text:span><text:span text:style-name="T6"> command. </text:span></text:p>
      <text:p text:style-name="P24"><text:bookmark text:name="uname__e3ea579574mart"/>Contact the appropriate support organization if your application is affected. </text:p>
      <text:h text:style-name="P45" text:outline-level="2">Flags</text:h>
      <table:table table:name="Table1" table:style-name="Table1">
        <table:table-column table:style-name="Table1.A"/>
        <table:table-column table:style-name="Table1.B"/>
        <table:table-header-rows>
          <table:table-row>
            <table:table-cell table:style-name="Table1.A1" office:value-type="string">
              <text:p text:style-name="P48"><text:bookmark text:name="d470835e169"/>Item<text:bookmark text:name="d470835e171"/></text:p>
            </table:table-cell>
            <table:table-cell table:style-name="Table1.A1" office:value-type="string">
              <text:p text:style-name="P48">Description<text:bookmark text:name="uname__row-d3e145254"/></text:p>
            </table:table-cell>
          </table:table-row>
        </table:table-header-rows>
        <table:table-row>
          <table:table-cell table:style-name="Table1.A1" office:value-type="string">
            <text:p text:style-name="Table_20_Contents"><text:span text:style-name="Strong_20_Emphasis"><text:span text:style-name="T6">-a</text:span></text:span><text:span text:style-name="T6"> </text:span></text:p>
          </table:table-cell>
          <table:table-cell table:style-name="Table1.A1" office:value-type="string">
            <text:p text:style-name="Table_20_Contents"><text:span text:style-name="T6">Displays all information specified with the</text:span><text:span text:style-name="Strong_20_Emphasis"><text:span text:style-name="T6"> -m</text:span></text:span><text:span text:style-name="T6">, </text:span><text:span text:style-name="Strong_20_Emphasis"><text:span text:style-name="T6">-n</text:span></text:span><text:span text:style-name="T6">, </text:span><text:span text:style-name="Strong_20_Emphasis"><text:span text:style-name="T6">-r</text:span></text:span><text:span text:style-name="T6">, </text:span><text:span text:style-name="Strong_20_Emphasis"><text:span text:style-name="T6">-s</text:span></text:span><text:span text:style-name="T6">, and </text:span><text:span text:style-name="Strong_20_Emphasis"><text:span text:style-name="T6">-v</text:span></text:span><text:span text:style-name="T6"> flags. Cannot be used with the </text:span><text:span text:style-name="Strong_20_Emphasis"><text:span text:style-name="T6">-x</text:span></text:span><text:span text:style-name="T6"> or </text:span><text:span text:style-name="Strong_20_Emphasis"><text:span text:style-name="T6">-S</text:span></text:span><text:span text:style-name="Emphasis"><text:span text:style-name="T6">Name</text:span></text:span><text:span text:style-name="T6"> flag. If the </text:span><text:span text:style-name="Strong_20_Emphasis"><text:span text:style-name="T6">-x</text:span></text:span><text:span text:style-name="T6"> flag is specified </text:span><text:soft-page-break/><text:span text:style-name="T6">with the </text:span><text:span text:style-name="Strong_20_Emphasis"><text:span text:style-name="T6">-a</text:span></text:span><text:span text:style-name="T6"> flag, the </text:span><text:span text:style-name="Strong_20_Emphasis"><text:span text:style-name="T6">-x</text:span></text:span><text:span text:style-name="T6"> flag overrides it.</text:span><text:bookmark text:name="uname__row-d3e145294"/></text:p>
          </table:table-cell>
        </table:table-row>
        <table:table-row>
          <table:table-cell table:style-name="Table1.A1" office:value-type="string">
            <text:p text:style-name="Table_20_Contents"><text:span text:style-name="Strong_20_Emphasis"><text:span text:style-name="T6">-F</text:span></text:span></text:p>
          </table:table-cell>
          <table:table-cell table:style-name="Table1.A1" office:value-type="string">
            <text:p text:style-name="P46">Displays a system identification string comprised of hexadecimal characters. This identification string is the same for all partitions on a particular system.<text:bookmark text:name="uname__row-d3e145300"/></text:p>
          </table:table-cell>
        </table:table-row>
        <table:table-row>
          <table:table-cell table:style-name="Table1.A1" office:value-type="string">
            <text:p text:style-name="Table_20_Contents"><text:span text:style-name="Strong_20_Emphasis"><text:span text:style-name="T6">-f</text:span></text:span></text:p>
          </table:table-cell>
          <table:table-cell table:style-name="Table1.A1" office:value-type="string">
            <text:p text:style-name="Table_20_Contents"><text:span text:style-name="T6">Similar to the </text:span><text:span text:style-name="Strong_20_Emphasis"><text:span text:style-name="T6">F</text:span></text:span><text:span text:style-name="T6"> flag, except that the partition number is also used in the calculation of this string. The resulting identification string is unique for each partition on a particular system.</text:span><text:bookmark text:name="uname__row-d3e145309"/></text:p>
          </table:table-cell>
        </table:table-row>
        <table:table-row>
          <table:table-cell table:style-name="Table1.A1" office:value-type="string">
            <text:p text:style-name="Table_20_Contents"><text:span text:style-name="Strong_20_Emphasis"><text:span text:style-name="T6">-l</text:span></text:span><text:span text:style-name="T6"> </text:span></text:p>
          </table:table-cell>
          <table:table-cell table:style-name="Table1.A1" office:value-type="string">
            <text:p text:style-name="P46">Displays the LAN network number.<text:bookmark text:name="uname__row-d3e145316"/></text:p>
          </table:table-cell>
        </table:table-row>
        <table:table-row>
          <table:table-cell table:style-name="Table1.A1" office:value-type="string">
            <text:p text:style-name="Table_20_Contents"><text:span text:style-name="Strong_20_Emphasis"><text:span text:style-name="T6">-L</text:span></text:span></text:p>
          </table:table-cell>
          <table:table-cell table:style-name="Table1.A1" office:value-type="string">
            <text:p text:style-name="P46">Displays LPAR number and LPAR name. If LPAR does not exist, -1 is displayed for LPAR number and NULL for LPAR name. If a system is capable of LPAR, but is currently running in Symmetric Multi Processing (SMP) mode, 1 is displayed for LPAR number and NULL for LPAR name.<text:bookmark text:name="uname__row-d3e145322"/></text:p>
          </table:table-cell>
        </table:table-row>
        <table:table-row>
          <table:table-cell table:style-name="Table1.A1" office:value-type="string">
            <text:p text:style-name="Table_20_Contents"><text:span text:style-name="Strong_20_Emphasis"><text:span text:style-name="T6">-m</text:span></text:span><text:span text:style-name="T6"> </text:span></text:p>
          </table:table-cell>
          <table:table-cell table:style-name="Table1.A1" office:value-type="string">
            <text:p text:style-name="P46">Displays the machine ID number of the hardware running the system. </text:p>
            <text:p text:style-name="P46">Note</text:p>
            <text:p text:style-name="Table_20_Contents"><text:span text:style-name="T6">The </text:span><text:span text:style-name="Strong_20_Emphasis"><text:span text:style-name="T6">-m</text:span></text:span><text:span text:style-name="T6"> flag cannot be used to generate a unique machine identifier for partitions in an LPAR environment.</text:span><text:bookmark text:name="uname__row-d3e145335"/></text:p>
          </table:table-cell>
        </table:table-row>
        <table:table-row>
          <table:table-cell table:style-name="Table1.A1" office:value-type="string">
            <text:p text:style-name="Table_20_Contents"><text:span text:style-name="Strong_20_Emphasis"><text:span text:style-name="T6">-M</text:span></text:span><text:span text:style-name="T6"> </text:span></text:p>
          </table:table-cell>
          <table:table-cell table:style-name="Table1.A1" office:value-type="string">
            <text:p text:style-name="P46">Displays the system model name. If the model name attribute does not exist, a null string is displayed.<text:bookmark text:name="uname__row-d3e145342"/></text:p>
          </table:table-cell>
        </table:table-row>
        <table:table-row>
          <table:table-cell table:style-name="Table1.A1" office:value-type="string">
            <text:p text:style-name="Table_20_Contents"><text:span text:style-name="Strong_20_Emphasis"><text:span text:style-name="T6">-n</text:span></text:span><text:span text:style-name="T6"> </text:span></text:p>
          </table:table-cell>
          <table:table-cell table:style-name="Table1.A1" office:value-type="string">
            <text:p text:style-name="P46">Displays the name of the node. This may be a name the system is known by to a UUCP communications network. <text:bookmark text:name="uname__row-d3e145349"/></text:p>
          </table:table-cell>
        </table:table-row>
        <table:table-row>
          <table:table-cell table:style-name="Table1.A1" office:value-type="string">
            <text:p text:style-name="Table_20_Contents"><text:span text:style-name="Strong_20_Emphasis"><text:span text:style-name="T6">-p</text:span></text:span><text:span text:style-name="T6"> </text:span></text:p>
          </table:table-cell>
          <table:table-cell table:style-name="Table1.A1" office:value-type="string">
            <text:p text:style-name="P46">Displays the architecture of the system processor.<text:bookmark text:name="uname__row-d3e145356"/></text:p>
          </table:table-cell>
        </table:table-row>
        <table:table-row>
          <table:table-cell table:style-name="Table1.A1" office:value-type="string">
            <text:p text:style-name="Table_20_Contents"><text:span text:style-name="Strong_20_Emphasis"><text:span text:style-name="T6">-r</text:span></text:span><text:span text:style-name="T6"> </text:span></text:p>
          </table:table-cell>
          <table:table-cell table:style-name="Table1.A1" office:value-type="string">
            <text:p text:style-name="P46">Displays the release number of the operating system.<text:bookmark text:name="uname__row-d3e145363"/></text:p>
          </table:table-cell>
        </table:table-row>
        <table:table-row>
          <table:table-cell table:style-name="Table1.A1" office:value-type="string">
            <text:p text:style-name="Table_20_Contents"><text:span text:style-name="Strong_20_Emphasis"><text:span text:style-name="T6">-s</text:span></text:span><text:span text:style-name="T6"> </text:span></text:p>
          </table:table-cell>
          <table:table-cell table:style-name="Table1.A1" office:value-type="string">
            <text:p text:style-name="P46">Displays the system name. This flag is on by default.<text:bookmark text:name="uname__row-d3e145371"/></text:p>
          </table:table-cell>
        </table:table-row>
        <table:table-row>
          <table:table-cell table:style-name="Table1.A1" office:value-type="string">
            <text:p text:style-name="Table_20_Contents"><text:span text:style-name="Strong_20_Emphasis"><text:span text:style-name="T6">-S</text:span></text:span><text:span text:style-name="Emphasis"><text:span text:style-name="T6"> Name</text:span></text:span><text:span text:style-name="T6"> </text:span></text:p>
          </table:table-cell>
          <table:table-cell table:style-name="Table1.A1" office:value-type="string">
            <text:p text:style-name="P46">Sets the name of the node. This can be the UUCP communications network name for the system. <text:bookmark text:name="uname__row-d3e145380"/></text:p>
          </table:table-cell>
        </table:table-row>
        <table:table-row>
          <table:table-cell table:style-name="Table1.A1" office:value-type="string">
            <text:p text:style-name="Table_20_Contents"><text:span text:style-name="Strong_20_Emphasis"><text:span text:style-name="T6">-T</text:span></text:span><text:span text:style-name="Emphasis"><text:span text:style-name="T6"> Name</text:span></text:span><text:span text:style-name="T6"> </text:span></text:p>
          </table:table-cell>
          <table:table-cell table:style-name="Table1.A1" office:value-type="string">
            <text:p text:style-name="P46">Sets the system name. This can be the UUCP communications network name for the system.<text:bookmark text:name="uname__row-d3e145389"/></text:p>
          </table:table-cell>
        </table:table-row>
        <table:table-row>
          <table:table-cell table:style-name="Table1.A1" office:value-type="string">
            <text:p text:style-name="Table_20_Contents"><text:span text:style-name="Strong_20_Emphasis"><text:span text:style-name="T6">-u</text:span></text:span><text:span text:style-name="T6"> </text:span></text:p>
          </table:table-cell>
          <table:table-cell table:style-name="Table1.A1" office:value-type="string">
            <text:p text:style-name="Table_20_Contents"><text:span text:style-name="T6">Displays the system ID number. If this attribute is not defined, the output is the same as the output displayed by </text:span><text:span text:style-name="Strong_20_Emphasis"><text:span text:style-name="T6">uname</text:span></text:span><text:span text:style-name="T6"> </text:span><text:span text:style-name="Strong_20_Emphasis"><text:span text:style-name="T6">-m</text:span></text:span><text:span text:style-name="T6">.</text:span><text:bookmark text:name="uname__row-d3e145402"/></text:p>
          </table:table-cell>
        </table:table-row>
        <table:table-row>
          <table:table-cell table:style-name="Table1.A1" office:value-type="string">
            <text:p text:style-name="Table_20_Contents"><text:span text:style-name="Strong_20_Emphasis"><text:span text:style-name="T6">-v</text:span></text:span><text:span text:style-name="T6"> </text:span></text:p>
          </table:table-cell>
          <table:table-cell table:style-name="Table1.A1" office:value-type="string">
            <text:p text:style-name="P46">Displays the operating system version. <text:bookmark text:name="uname__row-d3e145409"/></text:p>
          </table:table-cell>
        </table:table-row>
        <table:table-row>
          <table:table-cell table:style-name="Table1.A1" office:value-type="string">
            <text:p text:style-name="Table_20_Contents"><text:span text:style-name="Strong_20_Emphasis"><text:span text:style-name="T6">-W</text:span></text:span></text:p>
          </table:table-cell>
          <table:table-cell table:style-name="Table1.A1" office:value-type="string">
            <text:p text:style-name="P46">Displays the static workload partition identification number. If the uname command runs in the Global environment, a value of zero is displayed.<text:bookmark text:name="uname__row-d3e145420"/></text:p>
          </table:table-cell>
        </table:table-row>
        <table:table-row>
          <table:table-cell table:style-name="Table1.A1" office:value-type="string">
            <text:p text:style-name="Table_20_Contents"><text:span text:style-name="Strong_20_Emphasis"><text:span text:style-name="T6">-x</text:span></text:span><text:span text:style-name="T6"> </text:span></text:p>
          </table:table-cell>
          <table:table-cell table:style-name="Table1.A1" office:value-type="string">
            <text:p text:style-name="Table_20_Contents"><text:span text:style-name="T6">Displays the information specified with the </text:span><text:a xlink:type="simple" xlink:href="https://www.ibm.com/support/knowledgecenter/ssw_aix_71/com.ibm.aix.cmds5/uname.htm?view=kc#uname__row-d3e145254"><text:span text:style-name="Strong_20_Emphasis"><text:span text:style-name="T6">-a</text:span></text:span></text:a><text:span text:style-name="T6"> flag as well as the LAN network number, as specified by the </text:span><text:span text:style-name="Strong_20_Emphasis"><text:span text:style-name="T6">-l</text:span></text:span><text:span text:style-name="T6"> flag.</text:span></text:p>
          </table:table-cell>
        </table:table-row>
      </table:table>
      <text:p text:style-name="Text_20_body"><text:bookmark text:name="uname__e3ea57a449mart"/><text:soft-page-break/><text:span text:style-name="T6">If you enter a flag that is not valid, the </text:span><text:span text:style-name="Strong_20_Emphasis"><text:span text:style-name="T6">uname</text:span></text:span><text:span text:style-name="T6"> command exits with an error message, an error return status, and no output. </text:span></text:p>
      <text:p text:style-name="Quotations"><text:span text:style-name="Strong_20_Emphasis"><text:span text:style-name="T6">Note:</text:span></text:span><text:span text:style-name="T6"> The uname command does not preserve the new system name and node name values across system reboot.</text:span></text:p>
      <text:h text:style-name="P45" text:outline-level="2">Exit Status </text:h>
      <text:p text:style-name="P24"><text:bookmark text:name="uname__e3ea57a607mart"/>This command returns the following exit values: </text:p>
      <table:table table:name="Table2" table:style-name="Table2">
        <table:table-column table:style-name="Table2.A"/>
        <table:table-column table:style-name="Table2.B"/>
        <table:table-header-rows>
          <table:table-row>
            <table:table-cell table:style-name="Table2.A1" office:value-type="string">
              <text:p text:style-name="P48"><text:bookmark text:name="d470835e381"/>Item<text:bookmark text:name="d470835e383"/></text:p>
            </table:table-cell>
            <table:table-cell table:style-name="Table2.A1" office:value-type="string">
              <text:p text:style-name="P48">Description<text:bookmark text:name="uname__row-d3e145458"/></text:p>
            </table:table-cell>
          </table:table-row>
        </table:table-header-rows>
        <table:table-row>
          <table:table-cell table:style-name="Table2.A1" office:value-type="string">
            <text:p text:style-name="Table_20_Contents"><text:span text:style-name="Strong_20_Emphasis"><text:span text:style-name="T6">0</text:span></text:span><text:span text:style-name="T6"> </text:span></text:p>
          </table:table-cell>
          <table:table-cell table:style-name="Table2.A1" office:value-type="string">
            <text:p text:style-name="P46">The requested information was successfully written.<text:bookmark text:name="uname__row-d3e145465"/></text:p>
          </table:table-cell>
        </table:table-row>
        <table:table-row>
          <table:table-cell table:style-name="Table2.A1" office:value-type="string">
            <text:p text:style-name="Table_20_Contents"><text:span text:style-name="Strong_20_Emphasis"><text:span text:style-name="T6">&gt;0</text:span></text:span><text:span text:style-name="T6"> </text:span></text:p>
          </table:table-cell>
          <table:table-cell table:style-name="Table2.A1" office:value-type="string">
            <text:p text:style-name="P46">An error occurred.</text:p>
          </table:table-cell>
        </table:table-row>
      </table:table>
      <text:h text:style-name="P45" text:outline-level="2">Security</text:h>
      <text:p text:style-name="P40">Attention RBAC users and Trusted AIX users</text:p>
      <text:p text:style-name="Text_20_body"><text:span text:style-name="T6">This command can perform privileged operations. Only privileged users can run privileged operations. For more information about authorizations and privileges, see Privileged Command Database in </text:span><text:span text:style-name="Emphasis"><text:span text:style-name="T6">Security</text:span></text:span><text:span text:style-name="T6">. For a list of privileges and the authorizations associated with this command, see the lssecattr command or the getcmdattr subcommand.</text:span></text:p>
      <text:h text:style-name="P45" text:outline-level="2">Example </text:h>
      <text:p text:style-name="P24"><text:bookmark text:name="uname__e3ea57a901mart"/>To display the complete system name and version banner, enter: </text:p>
      <text:p text:style-name="Text_20_body"><text:bookmark text:name="uname__a133z925a9"/><text:span text:style-name="Example"><text:span text:style-name="T6">uname </text:span></text:span><text:a xlink:type="simple" xlink:href="https://www.ibm.com/support/knowledgecenter/ssw_aix_71/com.ibm.aix.cmds5/uname.htm?view=kc#uname__row-d3e145254"><text:span text:style-name="Example"><text:span text:style-name="T6">-a</text:span></text:span></text:a></text:p>
      <text:h text:style-name="P45" text:outline-level="2">Files </text:h>
      <table:table table:name="Table3" table:style-name="Table3">
        <table:table-column table:style-name="Table3.A"/>
        <table:table-column table:style-name="Table3.B"/>
        <table:table-header-rows>
          <table:table-row>
            <table:table-cell table:style-name="Table3.A1" office:value-type="string">
              <text:p text:style-name="P48"><text:bookmark text:name="d470835e440"/>Item<text:bookmark text:name="d470835e442"/></text:p>
            </table:table-cell>
            <table:table-cell table:style-name="Table3.A1" office:value-type="string">
              <text:p text:style-name="P48">Description<text:bookmark text:name="uname__row-d3e145505"/></text:p>
            </table:table-cell>
          </table:table-row>
        </table:table-header-rows>
        <table:table-row>
          <table:table-cell table:style-name="Table3.A1" office:value-type="string">
            <text:p text:style-name="Table_20_Contents"><text:span text:style-name="Strong_20_Emphasis"><text:span text:style-name="T6">/usr/bin/uname</text:span></text:span><text:span text:style-name="T6"> </text:span></text:p>
          </table:table-cell>
          <table:table-cell table:style-name="Table3.A1" office:value-type="string">
            <text:p text:style-name="Table_20_Contents"><text:span text:style-name="T6">Contains the</text:span><text:span text:style-name="Strong_20_Emphasis"><text:span text:style-name="T6"> uname</text:span></text:span><text:span text:style-name="T6"> command.</text:span></text:p>
          </table:table-cell>
        </table:table-row>
      </table:table>
      <text:p text:style-name="P16"/>
      <text:h text:style-name="P43" text:outline-level="1">Q. Cross Compilation steps?</text:h>
      <text:h text:style-name="P43" text:outline-level="1">Very Simple Guide for Building Cross Compilers Tips</text:h>
      <text:p text:style-name="P24">The following is steps to build cross compilers. So far, I tried only for PowerPC and MIPS.</text:p>
      <text:p text:style-name="P24"><text:soft-page-break/>Basically, all you have to do is to follow the following 9 steps.</text:p>
      <text:list xml:id="list5006496720048865763" text:style-name="L7">
        <text:list-item>
          <text:p text:style-name="P60"><text:a xlink:type="simple" xlink:href="http://www.ifp.illinois.edu/%7Enakazato/tips/xgcc.html#pre"><text:span text:style-name="T6">Download sources</text:span></text:a><text:span text:style-name="T6"> </text:span></text:p>
        </text:list-item>
        <text:list-item>
          <text:p text:style-name="P60"><text:a xlink:type="simple" xlink:href="http://www.ifp.illinois.edu/%7Enakazato/tips/xgcc.html#env"><text:span text:style-name="T6">Set environment variables</text:span></text:a><text:span text:style-name="T6"> </text:span></text:p>
        </text:list-item>
        <text:list-item>
          <text:p text:style-name="P60"><text:a xlink:type="simple" xlink:href="http://www.ifp.illinois.edu/%7Enakazato/tips/xgcc.html#binutil"><text:span text:style-name="T6">Build binutils</text:span></text:a><text:span text:style-name="T6"> </text:span></text:p>
        </text:list-item>
        <text:list-item>
          <text:p text:style-name="P60"><text:a xlink:type="simple" xlink:href="http://www.ifp.illinois.edu/%7Enakazato/tips/xgcc.html#boostrap"><text:span text:style-name="T6">Build bootstrap gcc</text:span></text:a><text:span text:style-name="T6"> </text:span></text:p>
        </text:list-item>
        <text:list-item>
          <text:p text:style-name="P60"><text:a xlink:type="simple" xlink:href="http://www.ifp.illinois.edu/%7Enakazato/tips/xgcc.html#newlib"><text:span text:style-name="T6">Build newlib</text:span></text:a><text:span text:style-name="T6"> </text:span></text:p>
        </text:list-item>
        <text:list-item>
          <text:p text:style-name="P60"><text:a xlink:type="simple" xlink:href="http://www.ifp.illinois.edu/%7Enakazato/tips/xgcc.html#gccagain"><text:span text:style-name="T6">Build gcc again with newlib</text:span></text:a><text:span text:style-name="T6"> </text:span></text:p>
        </text:list-item>
        <text:list-item>
          <text:p text:style-name="P60"><text:a xlink:type="simple" xlink:href="http://www.ifp.illinois.edu/%7Enakazato/tips/xgcc.html#GDB"><text:span text:style-name="T6">GDB with PSIM</text:span></text:a><text:span text:style-name="T6"> </text:span></text:p>
        </text:list-item>
        <text:list-item>
          <text:p text:style-name="P60"><text:a xlink:type="simple" xlink:href="http://www.ifp.illinois.edu/%7Enakazato/tips/xgcc.html#compile"><text:span text:style-name="T6">Compile your code</text:span></text:a><text:span text:style-name="T6"> </text:span></text:p>
        </text:list-item>
        <text:list-item>
          <text:p text:style-name="P56"><text:a xlink:type="simple" xlink:href="http://www.ifp.illinois.edu/%7Enakazato/tips/xgcc.html#run"><text:span text:style-name="T6">Run</text:span></text:a><text:span text:style-name="T6"> </text:span></text:p>
        </text:list-item>
      </text:list>
      <text:h text:style-name="P45" text:outline-level="2"/>
      <text:h text:style-name="P45" text:outline-level="2"><text:bookmark text:name="pre"/>1. What do you need?</text:h>
      <text:p text:style-name="P24">First, you have to obtain the following source codes</text:p>
      <text:list xml:id="list7548339733514149500" text:style-name="L8">
        <text:list-item>
          <text:p text:style-name="P61"><text:span text:style-name="T6">binutils </text:span><text:a xlink:type="simple" xlink:href="http://www.gnu.org/software/binutils/"><text:span text:style-name="T6">http://www.gnu.org/software/binutils/ </text:span></text:a></text:p>
        </text:list-item>
        <text:list-item>
          <text:p text:style-name="P61"><text:span text:style-name="T6">GCC </text:span><text:a xlink:type="simple" xlink:href="http://www.gnu.org/software/gcc/gcc.html"><text:span text:style-name="T6">http://www.gnu.org/software/gcc/gcc.html</text:span></text:a><text:span text:style-name="T6"> </text:span></text:p>
        </text:list-item>
        <text:list-item>
          <text:p text:style-name="P61"><text:span text:style-name="T6">newlib </text:span><text:a xlink:type="simple" xlink:href="http://sources.redhat.com/newlib/"><text:span text:style-name="T6">http://sources.redhat.com/newlib/</text:span></text:a><text:span text:style-name="T6"> </text:span></text:p>
        </text:list-item>
        <text:list-item>
          <text:p text:style-name="P57"><text:span text:style-name="T6">GDB </text:span><text:a xlink:type="simple" xlink:href="http://www.gnu.org/software/gdb/gdb.html"><text:span text:style-name="T6">http://www.gnu.org/software/gdb/gdb.html</text:span></text:a><text:span text:style-name="T6"> </text:span></text:p>
        </text:list-item>
      </text:list>
      <text:h text:style-name="P45" text:outline-level="2"><text:bookmark text:name="env"/>2. Set environment variables</text:h>
      <text:p text:style-name="Text_20_body"><text:span text:style-name="T6">First, choose your taget such as </text:span><text:span text:style-name="Source_20_Text"><text:span text:style-name="T6">powerpc-eabi, powerpc-elf, mips-elf</text:span></text:span><text:span text:style-name="T6">, and so on</text:span></text:p>
      <text:p text:style-name="P24">For bash simply type</text:p>
      <text:p text:style-name="P49">% export TARGET=powerpc-eabi</text:p>
      <text:p text:style-name="P49">% export PREFIX=/usr/local/$TARGET</text:p>
      <text:p text:style-name="P39">% export PATH=$PATH:$PREFIX/bin</text:p>
      <text:h text:style-name="P45" text:outline-level="2"><text:bookmark text:name="binutil"/>3. Build binutils</text:h>
      <text:p text:style-name="P49">% tar xjfv binutils-2.17.tar.bz2</text:p>
      <text:p text:style-name="P49">% mkdir build-binutils</text:p>
      <text:p text:style-name="P49">% cd build-binutils</text:p>
      <text:p text:style-name="P49">% ../binutils-2.17/configure --target=$TARGET --prefix=$PREFIX</text:p>
      <text:p text:style-name="P49">% make all</text:p>
      <text:p text:style-name="P39">% make install</text:p>
      <text:h text:style-name="P45" text:outline-level="2"><text:bookmark text:name="boostrap"/>4. Build bootstrap GCC</text:h>
      <text:p text:style-name="P49">% tar xjfv gcc-4.1.1.tar.bz2</text:p>
      <text:p text:style-name="P49"><text:soft-page-break/>% mkdir build-gcc</text:p>
      <text:p text:style-name="P49">% cd build-gcc</text:p>
      <text:p text:style-name="P49">% ../gcc-4.1.1/configure --target=$TARGET --prefix=$PREFIX --without-headers --with-newlib <text:s/>--with-gnu-as --with-gnu-ld</text:p>
      <text:p text:style-name="P49">% make all-gcc</text:p>
      <text:p text:style-name="P39">% make install-gcc</text:p>
      <text:p text:style-name="Text_20_body"><text:span text:style-name="Source_20_Text"><text:span text:style-name="T6">--with-gnu-as --with-gnu-ld</text:span></text:span><text:span text:style-name="T6"> prevents native assembler on certain architectures. (for others, these do not have any effects)</text:span></text:p>
      <text:h text:style-name="P45" text:outline-level="2"><text:bookmark text:name="newlib"/>5. Build newlib </text:h>
      <text:p text:style-name="P24">Newlib provides standard C library for embedded systems</text:p>
      <text:p text:style-name="P49">% tar xzfv newlib-1.14.0.tar.gz </text:p>
      <text:p text:style-name="P49">% mkdir build-newlib</text:p>
      <text:p text:style-name="P49">% cd build-newlib</text:p>
      <text:p text:style-name="P49">% ../newlib-1.14.0/configure --target=$TARGET --prefix=$PREFIX</text:p>
      <text:p text:style-name="P49">% make all</text:p>
      <text:p text:style-name="P39">% make install</text:p>
      <text:h text:style-name="P45" text:outline-level="2"><text:bookmark text:name="gccagain"/>6. Build GCC again with newlib</text:h>
      <text:p text:style-name="P49">% cd build-gcc</text:p>
      <text:p text:style-name="P49">% ../gcc-4.1.1/configure --target=$TARGET --prefix=$PREFIX --with-newlib --with-gnu-as --with-gnu-ld --disable-shared --disable-libssp</text:p>
      <text:p text:style-name="P49">% make all</text:p>
      <text:p text:style-name="P39">% make install</text:p>
      <text:h text:style-name="P45" text:outline-level="2"><text:bookmark text:name="GDB"/>7. GDB with PSIM</text:h>
      <text:p text:style-name="P49">% tar xjfv gdb-6.3.tar.bz2 <text:s/></text:p>
      <text:p text:style-name="P49">% mkdir build-gdb</text:p>
      <text:p text:style-name="P49">% cd build-gdb</text:p>
      <text:p text:style-name="P49">% ../gdb-6.3/configure --target=$TARGET --prefix=$PREFIX --enable-sim-powerpc</text:p>
      <text:p text:style-name="P49">--enable-sim-stdio</text:p>
      <text:p text:style-name="P49">% make all</text:p>
      <text:p text:style-name="P39">% make install</text:p>
      <text:p text:style-name="P24">Congratulations! You build your tool chain</text:p>
      <text:h text:style-name="P45" text:outline-level="2"><text:bookmark text:name="compile"/>8. Compile your code</text:h>
      <text:p text:style-name="P24">Now, it's time to compile your code.</text:p>
      <text:p text:style-name="P49">% powerpc-eabi-gcc -mcpu=405 hello.c -o hello -msim</text:p>
      <text:p text:style-name="P39">% mips-elf-gcc -Tidt.ld -mips4 hello.c -o hello</text:p>
      <text:p text:style-name="Text_20_body"><text:soft-page-break/><text:span text:style-name="Source_20_Text"><text:span text:style-name="T6">-T</text:span></text:span><text:span text:style-name="T6"> option specifies libraries that include start code.</text:span></text:p>
      <text:p text:style-name="P24">To Compile with specific Memory map </text:p>
      <text:p text:style-name="P49">% powerpc-eabi-gcc -Wl,-Ttext,0x4000,-Tdata,0xf000 hello.c -msim</text:p>
      <text:p text:style-name="P39">(-Wl,-Ttext,0x4000,-Tdata,0x10000)</text:p>
      <text:h text:style-name="P45" text:outline-level="2"><text:bookmark text:name="run"/>9. Run</text:h>
      <text:p text:style-name="P49">% powerpc-eabi-run hello</text:p>
      <text:p text:style-name="P39">% mips-elf-run hello</text:p>
      <text:p text:style-name="P3"><text:span text:style-name="T6">Q. What is </text:span><text:span text:style-name="Strong_20_Emphasis"><text:span text:style-name="T6">Monolithic kernel and Micro kernel ?</text:span></text:span></text:p>
      <text:p text:style-name="P11"/>
      <text:p text:style-name="P19"><text:span text:style-name="Strong_20_Emphasis"><text:span text:style-name="T6"><text:tab/>Monolithic kernel</text:span></text:span></text:p>
      <text:p text:style-name="Text_20_body"><text:span text:style-name="T6">All the parts of a kernel like the Scheduler, File System, Memory Management, Networking Stacks, Device Drivers, etc., are maintained in one unit within the kernel in </text:span><text:span text:style-name="Strong_20_Emphasis"><text:span text:style-name="T6">Monolithic Kernel</text:span></text:span></text:p>
      <text:p text:style-name="P21"><text:span text:style-name="Strong_20_Emphasis"><text:span text:style-name="T5">Micro kernel</text:span></text:span></text:p>
      <text:p text:style-name="P24">Only the very important parts like IPC(Inter process Communication), basic scheduler, basic memory handling, basic I/O primitives etc., are put into the kernel. Communication happen via message passing. Others are maintained as server processes in User Space.</text:p>
      <text:p text:style-name="P24"/>
      <text:p text:style-name="P27"/>
      <text:p text:style-name="P28">Q.write a program to reverse the string using recursion ? And find string lenth using recursion ?</text:p>
      <text:p text:style-name="P23"/>
      <text:p text:style-name="P23"/>
      <text:p text:style-name="P28">Q. write a program to swap the particular nods ?</text:p>
      <text:p text:style-name="P23"/>
      <text:p text:style-name="P23"/>
      <text:p text:style-name="P28">Q. find the number of bits set in a number?</text:p>
      <text:p text:style-name="P23"/>
      <text:p text:style-name="P23"/>
      <text:p text:style-name="P23"><text:soft-page-break/><text:span text:style-name="T8">vmlinuz</text:span><text:span text:style-name="T5"> is the name of the </text:span><text:a xlink:type="simple" xlink:href="http://www.linfo.org/linuxdef.html"><text:span text:style-name="T5">Linux</text:span></text:a><text:span text:style-name="T5"> </text:span><text:a xlink:type="simple" xlink:href="http://www.linfo.org/kernel.html"><text:span text:style-name="T8">kernel</text:span></text:a><text:span text:style-name="T5"> </text:span><text:span text:style-name="T8">executable</text:span><text:span text:style-name="T5">. </text:span></text:p>
      <text:p text:style-name="Text_20_body"><text:span text:style-name="T6">A kernel is a program that constitutes the central core of a computer </text:span><text:a xlink:type="simple" xlink:href="http://www.linfo.org/operating_systems_list.html"><text:span text:style-name="T6">operating system</text:span></text:a><text:span text:style-name="T6">. It is the first thing that is loaded into </text:span><text:a xlink:type="simple" xlink:href="http://www.linfo.org/memory.html"><text:span text:style-name="T7">memory</text:span></text:a><text:span text:style-name="T6"> (which physically consists of </text:span><text:a xlink:type="simple" xlink:href="http://www.linfo.org/ram.html"><text:span text:style-name="T6">RAM</text:span></text:a><text:span text:style-name="T6"> chips) when a computer is </text:span><text:span text:style-name="T7">booted up</text:span><text:span text:style-name="T6"> (i.e., started), and it remains in memory for the entire time that the computer is in operation. An executable, also called an </text:span><text:span text:style-name="T7">executable file</text:span><text:span text:style-name="T6">, is a file that can be run as a program. </text:span></text:p>
      <text:p text:style-name="P24">vmlinuz is a compressed Linux kernel, and it is <text:span text:style-name="T10">bootable</text:span>. Bootable means that it is capable of loading the operating system into memory so that the computer becomes usable and application programs can be run. </text:p>
      <text:p text:style-name="P24">vmlinuz should not be confused with <text:span text:style-name="T10">vmlinux</text:span>, which is the kernel in a non-compressed and non-bootable form. vmlinux is generally just an intermediate step to producing vmlinuz. </text:p>
      <text:p text:style-name="P23"/>
      <text:p text:style-name="P23">vmlinuz is located in the <text:span text:style-name="T10">/boot</text:span> directory, which is the directory that contains the files needed to begin booting the system. The file named <text:span text:style-name="T10">vmlinuz</text:span> might be the actual kernel executable itself, or it could be a link to the kernel executable, which might bear a name such as <text:span text:style-name="T10">/boot/vmlinuz-2.4.18-19.8.0</text:span> (i.e., the name of the specific version of the kernel).</text:p>
      <text:p text:style-name="P23"><text:span text:style-name="Source_20_Text"><text:span text:style-name="T5">ls -l /boot</text:span></text:span></text:p>
      <text:p text:style-name="P23">The Linux kernel is <text:span text:style-name="T10">compiled</text:span> by issuing the following command: </text:p>
      <text:p text:style-name="Quotations"><text:span text:style-name="Source_20_Text"><text:span text:style-name="T5">make bzImage</text:span></text:span><text:span text:style-name="T5"> </text:span></text:p>
      <text:p text:style-name="P23">This results in the creation of a file named <text:span text:style-name="T10">bzImage</text:span> in a directory such as <text:span text:style-name="T10">/usr/src/linux/arch/i386/linux/boot/</text:span>. </text:p>
      <text:p text:style-name="P23"><text:span text:style-name="T5">Compilation is the conversion the kernel's </text:span><text:a xlink:type="simple" xlink:href="http://www.linfo.org/source_code.html"><text:span text:style-name="T8">source code</text:span></text:a><text:span text:style-name="T5"> (i.e., the original form in which the kernel is written by a human) into </text:span><text:span text:style-name="T8">object code</text:span><text:span text:style-name="T5"> (which is understandable directly by a computer's processor). It is performed by a specialized program called a </text:span><text:a xlink:type="simple" xlink:href="http://www.linfo.org/compiler.html"><text:span text:style-name="T8">compiler</text:span></text:a><text:span text:style-name="T5">, usually one in the </text:span><text:a xlink:type="simple" xlink:href="http://www.linfo.org/gcc.html"><text:span text:style-name="T8">GCC</text:span></text:a><text:span text:style-name="T5"> (</text:span><text:a xlink:type="simple" xlink:href="http://www.linfo.org/gnu.html"><text:span text:style-name="T5">GNU</text:span></text:a><text:span text:style-name="T5"> Compiler Collection). </text:span></text:p>
      <text:p text:style-name="P24">bzImage is then copied using the <text:span text:style-name="T10">cp</text:span> (i.e., copy) command to the /boot directory and simultaneously renamed <text:span text:style-name="T10">vmlinuz</text:span> with a command such as </text:p>
      <text:p text:style-name="Quotations"><text:span text:style-name="Source_20_Text"><text:span text:style-name="T6">cp /usr/src/linux/arch/i386/linux/boot/bzImage /boot/vmlinuz</text:span></text:span><text:span text:style-name="T6"> </text:span></text:p>
      <text:p text:style-name="Text_20_body"><text:span text:style-name="T6">vmlinuz is not merely a compressed image. It also has </text:span><text:span text:style-name="T7">gzip</text:span><text:span text:style-name="T6"> decompressor code built into it. gzip is one of the most popular compression utilities on </text:span><text:a xlink:type="simple" xlink:href="http://www.linfo.org/unix-like.html"><text:span text:style-name="T6">Unix-like</text:span></text:a><text:span text:style-name="T6"> operating </text:span><text:soft-page-break/><text:span text:style-name="T6">systems. </text:span></text:p>
      <text:p text:style-name="P24">A compiled kernel named <text:span text:style-name="T10">zImage</text:span> file is created on some older systems and is retained on newer ones for backward compatibility. Both zImage and bzImage are compressed with gzip. The difference is that zImage decompresses into <text:span text:style-name="T10">low memory</text:span> (i.e., the first 640kB), and bzImage decompresses into <text:span text:style-name="T10">high memory</text:span> (more than 1MB). There is a common misconception that bzImage is compressed with the <text:span text:style-name="T10">bzip2</text:span> utility; actually, the <text:span text:style-name="T10">b</text:span> just stands for <text:span text:style-name="T10">big</text:span>. </text:p>
      <text:p text:style-name="Text_20_body"><text:span text:style-name="T6">The name </text:span><text:span text:style-name="T7">vmlinuz</text:span><text:span text:style-name="T6"> is largely an accident of history. The kernel binary on the original UNIX as developed at Bell Labs was called </text:span><text:span text:style-name="T7">unix</text:span><text:span text:style-name="T6">. When a new kernel containing support for </text:span><text:a xlink:type="simple" xlink:href="http://www.linfo.org/virtual_memory.html"><text:span text:style-name="T7">virtual memory</text:span></text:a><text:span text:style-name="T6"> was subsequently written at the University of California at Berkeley (UCB), the kernel binary was renamed </text:span><text:span text:style-name="T7">vmunix</text:span><text:span text:style-name="T6">. </text:span></text:p>
      <text:p text:style-name="Text_20_body"><text:span text:style-name="T6">Virtual memory is the use of space on a hard disk drive (HDD) to simulate additional RAM (random access memory) capacity. It was supported by the Linux kernel almost from Linux's inception, in contrast to some other popular operating systems in use at the time, such as </text:span><text:a xlink:type="simple" xlink:href="http://www.linfo.org/ms-dos.html"><text:span text:style-name="T6">MS-DOS</text:span></text:a><text:span text:style-name="T6">. </text:span></text:p>
      <text:p text:style-name="P24">Thus, it was a natural progression for the Linux kernel to be called <text:span text:style-name="T10">vmlinux</text:span>. And because the Linux kernel executable was made into a compressed file and compressed files typically have a <text:span text:style-name="T10">z</text:span> or <text:span text:style-name="T10">gz</text:span> extension on Unix-like systems, the name of the compressed kernel executable became <text:span text:style-name="T10">vmlinuz</text:span>. </text:p>
      <text:p text:style-name="P24"/>
      <text:p text:style-name="P20"/>
      <text:p text:style-name="P23"><text:span text:style-name="Source_20_Text"><text:span text:style-name="T5"/></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4:26:26.734828393</meta:creation-date>
    <dc:date>2017-09-19T15:23:39.584176365</dc:date>
    <meta:editing-duration>PT2H5M41S</meta:editing-duration>
    <meta:editing-cycles>8</meta:editing-cycles>
    <meta:generator>LibreOffice/4.2.8.2$Linux_X86_64 LibreOffice_project/420m0$Build-2</meta:generator>
    <meta:document-statistic meta:table-count="5" meta:image-count="0" meta:object-count="0" meta:page-count="15" meta:paragraph-count="321" meta:word-count="3564" meta:character-count="21107" meta:non-whitespace-character-count="17800"/>
  </office:meta>
</office:document-meta>
</file>